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/>
    <style:font-face style:name="Menlo" svg:font-family="Menlo"/>
    <style:font-face style:name="Times" svg:font-family="Times"/>
    <style:font-face style:name="TimesNewRomanPSMT" svg:font-family="TimesNewRomanPSMT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fo:color="#000000" style:font-name="TimesNewRomanPSMT" fo:font-size="12pt" fo:font-weight="normal" officeooo:rsid="000fdd8b" officeooo:paragraph-rsid="000ee012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22pt" style:text-underline-style="none" fo:font-weight="bold" officeooo:rsid="003cd546" officeooo:paragraph-rsid="005f73c3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15pt" style:text-underline-style="none" fo:font-weight="bold" officeooo:rsid="0057ca26" officeooo:paragraph-rsid="005f73c3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106128" officeooo:paragraph-rsid="0010612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e012" officeooo:paragraph-rsid="000ee01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b15e" officeooo:paragraph-rsid="000eb15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b15e" officeooo:paragraph-rsid="000eb15e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0.958cm"/>
        </style:tab-stops>
      </style:paragraph-properties>
      <style:text-properties fo:color="#000000" style:font-name="Courier" fo:font-size="12pt" fo:font-weight="bold" officeooo:paragraph-rsid="000eb15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655dff" officeooo:paragraph-rsid="00655df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68666a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2cabe8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style:text-underline-style="solid" style:text-underline-width="auto" style:text-underline-color="font-color" fo:font-weight="bold" officeooo:rsid="002ac5f9" officeooo:paragraph-rsid="002ac5f9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style:text-underline-style="none" fo:font-weight="bold" officeooo:rsid="003b0808" officeooo:paragraph-rsid="003b0808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fo:font-weight="bold" officeooo:rsid="002ac5f9" officeooo:paragraph-rsid="0049e321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2pt" officeooo:rsid="002cabe8" officeooo:paragraph-rsid="002ba15a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00" style:font-name="CourierNewPSMT" fo:font-size="11pt" style:text-underline-style="none" fo:font-weight="bold" officeooo:rsid="005ce3e5" officeooo:paragraph-rsid="005ce3e5" style:font-size-asian="11pt" style:font-weight-asian="bold" style:font-size-complex="11pt" style:font-weight-complex="bold"/>
    </style:style>
    <style:style style:name="P17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00" style:font-name="Menlo" fo:font-size="14pt" officeooo:paragraph-rsid="006aa0da"/>
    </style:style>
    <style:style style:name="P18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00" style:font-name="Menlo" fo:font-size="14pt" style:text-underline-style="none" fo:font-weight="bold" officeooo:rsid="005ce3e5" officeooo:paragraph-rsid="006aa0da" style:font-size-asian="11pt" style:font-weight-asian="bold" style:font-size-complex="11pt" style:font-weight-complex="bold"/>
    </style:style>
    <style:style style:name="P19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f7001" style:font-name="Menlo" fo:font-size="14pt" officeooo:paragraph-rsid="006aa0da"/>
    </style:style>
    <style:style style:name="P20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8000" style:font-name="Menlo" fo:font-size="14pt" officeooo:paragraph-rsid="006aa0da"/>
    </style:style>
    <style:style style:name="P21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ff" style:font-name="Menlo" fo:font-size="14pt" officeooo:paragraph-rsid="006aa0da"/>
    </style:style>
    <style:style style:name="P22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a31515" style:font-name="Menlo" fo:font-size="14pt" officeooo:paragraph-rsid="006aa0da"/>
    </style:style>
    <style:style style:name="P23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2pt" fo:font-weight="bold" officeooo:rsid="0068666a" officeooo:paragraph-rsid="0068666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1pt" style:text-underline-style="none" fo:font-weight="bold" officeooo:rsid="00698201" officeooo:paragraph-rsid="002cabe8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15pt" style:text-underline-style="none" fo:font-weight="bold" officeooo:rsid="0057ca26" officeooo:paragraph-rsid="005f73c3" style:font-size-asian="15pt" style:font-weight-asian="bold" style:font-size-complex="15pt" style:font-weight-complex="bold"/>
    </style:style>
    <style:style style:name="T1" style:family="text">
      <style:text-properties fo:color="#000000"/>
    </style:style>
    <style:style style:name="T2" style:family="text">
      <style:text-properties officeooo:rsid="000eb15e"/>
    </style:style>
    <style:style style:name="T3" style:family="text">
      <style:text-properties style:text-underline-style="none"/>
    </style:style>
    <style:style style:name="T4" style:family="text">
      <style:text-properties style:font-name="CourierNewPSMT" style:text-underline-style="solid" style:text-underline-width="auto" style:text-underline-color="font-color" officeooo:rsid="0037bacd" style:font-size-asian="11pt" style:font-size-complex="11pt"/>
    </style:style>
    <style:style style:name="T5" style:family="text">
      <style:text-properties style:font-name="CourierNewPSMT" style:font-size-asian="11pt" style:font-size-complex="11pt"/>
    </style:style>
    <style:style style:name="T6" style:family="text">
      <style:text-properties style:font-name="CourierNewPSMT" officeooo:rsid="0037bacd" style:font-size-asian="11pt" style:font-size-complex="11pt"/>
    </style:style>
    <style:style style:name="T7" style:family="text">
      <style:text-properties style:font-name="CourierNewPSMT" officeooo:rsid="00698201" style:font-size-asian="11pt" style:font-size-complex="11pt"/>
    </style:style>
    <style:style style:name="T8" style:family="text">
      <style:text-properties style:font-name="CourierNewPSMT" style:text-underline-style="none" officeooo:rsid="00303b4d" style:font-size-asian="11pt" style:font-size-complex="11pt"/>
    </style:style>
    <style:style style:name="T9" style:family="text">
      <style:text-properties style:font-name="CourierNewPSMT" style:text-underline-style="none" fo:font-weight="bold" officeooo:rsid="00698201" style:font-weight-asian="bold" style:font-weight-complex="bold"/>
    </style:style>
    <style:style style:name="T10" style:family="text">
      <style:text-properties style:font-name="CourierNewPSMT" officeooo:rsid="002cabe8"/>
    </style:style>
    <style:style style:name="T11" style:family="text">
      <style:text-properties style:font-name="CourierNewPSMT" fo:font-weight="bold" officeooo:rsid="002cabe8" style:font-weight-asian="bold" style:font-weight-complex="bold"/>
    </style:style>
    <style:style style:name="T12" style:family="text">
      <style:text-properties style:font-name="CourierNewPSMT" fo:font-weight="bold" officeooo:rsid="0068666a" style:font-weight-asian="bold" style:font-weight-complex="bold"/>
    </style:style>
    <style:style style:name="T13" style:family="text">
      <style:text-properties fo:font-weight="bold" officeooo:rsid="002ba15a" style:font-weight-asian="bold" style:font-weight-complex="bold"/>
    </style:style>
    <style:style style:name="T14" style:family="text">
      <style:text-properties fo:color="#0000ff"/>
    </style:style>
    <style:style style:name="T15" style:family="text">
      <style:text-properties fo:color="#a31515"/>
    </style:style>
    <style:style style:name="T16" style:family="text">
      <style:text-properties fo:color="#008000"/>
    </style:style>
    <style:style style:name="T17" style:family="text">
      <style:text-properties officeooo:rsid="00655dff"/>
    </style:style>
    <style:style style:name="T18" style:family="text">
      <style:text-properties officeooo:rsid="00673424"/>
    </style:style>
    <style:style style:name="T19" style:family="text">
      <style:text-properties officeooo:rsid="006aa0da"/>
    </style:style>
    <style:style style:name="T20" style:family="text">
      <style:text-properties officeooo:rsid="006e5283"/>
    </style:style>
    <style:style style:name="T21" style:family="text">
      <style:text-properties officeooo:rsid="006ecd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Ş<text:span text:style-name="T2">afak AKINCI<text:tab/><text:tab/><text:tab/><text:tab/><text:tab/><text:tab/><text:tab/><text:tab/><text:tab/><text:tab/><text:tab/><text:tab/><text:tab/><text:tab/><text:tab/><text:tab/><text:tab/><text:tab/><text:tab/><text:tab/>22.12.2016</text:span></text:p>
      <text:p text:style-name="P7">152120141003</text:p>
      <text:p text:style-name="P6">Experiment <text:span text:style-name="T17">6</text:span></text:p>
      <text:p text:style-name="P9">Operator Overloading</text:p>
      <text:p text:style-name="P6"/>
      <text:p text:style-name="P5">Objectives</text:p>
      <text:p text:style-name="P1"><text:tab/><text:span text:style-name="T18">What operator overloading is and how it simplifies programming. To overload operators for user-defined classes.</text:span></text:p>
      <text:p text:style-name="P1"><text:tab/><text:span text:style-name="T18">To overload unary and binary operators.</text:span></text:p>
      <text:p text:style-name="P1"><text:tab/><text:span text:style-name="T18">To convert objects from one class to another class.</text:span></text:p>
      <text:p text:style-name="P1"/>
      <text:p text:style-name="P4">Prelab Activities</text:p>
      <text:p text:style-name="P12"><text:span text:style-name="T3"><text:tab/></text:span>Programming Output</text:p>
      <text:p text:style-name="P10"><text:span text:style-name="T13">1-<text:tab/></text:span><text:span text:style-name="T12">#of arrays instantiated = 0 </text:span></text:p>
      <text:p text:style-name="P23"><text:tab/>#of arrays instantiated = 2</text:p>
      <text:p text:style-name="P23"><text:tab/>#of arrays instantiated = 4</text:p>
      <text:p text:style-name="P15"/>
      <text:p text:style-name="P11"><text:span text:style-name="T11">2-</text:span><text:span text:style-name="T10"><text:tab/></text:span><text:span text:style-name="T9">Goodbye</text:span></text:p>
      <text:p text:style-name="P24"/>
      <text:p text:style-name="P14"><text:span text:style-name="T8"><text:tab/></text:span><text:span text:style-name="T4">Lab Exercises</text:span></text:p>
      <text:p text:style-name="P13"><text:span text:style-name="T6">L</text:span><text:span text:style-name="T5">ab Exercise 1 – </text:span><text:span text:style-name="T7">VectorImplementation</text:span></text:p>
      <text:p text:style-name="P19">/*****************************************</text:p>
      <text:p text:style-name="P19"><text:s/>* VectorImplementation.h <text:s text:c="15"/>*</text:p>
      <text:p text:style-name="P19"><text:s/>*****************************************</text:p>
      <text:p text:style-name="P19"><text:s/>* IDE : Xcode <text:s text:c="26"/>*</text:p>
      <text:p text:style-name="P19"><text:s/>* Author : Şafak AKINCI <text:s text:c="16"/>*</text:p>
      <text:p text:style-name="P19"><text:s/>* Experiment 6: Operator Overloading <text:s text:c="3"/>*</text:p>
      <text:p text:style-name="P19"><text:s/>*****************************************/</text:p>
      <text:p text:style-name="P17"/>
      <text:p text:style-name="P20"><text:span text:style-name="T14">#include </text:span><text:span text:style-name="T15">&lt;iostream&gt;</text:span><text:span text:style-name="T14"> <text:s text:c="12"/></text:span>//To use standart input and output functions (cin and cout).</text:p>
      <text:p text:style-name="P17"/>
      <text:p text:style-name="P20">//Vector class that represents a mathematical vector.</text:p>
      <text:p text:style-name="P17"><text:span text:style-name="T14">class</text:span> Vector</text:p>
      <text:p text:style-name="P17">{</text:p>
      <text:p text:style-name="P21">public<text:span text:style-name="T1">:</text:span></text:p>
      <text:p text:style-name="P20"><text:span text:style-name="T1"><text:s text:c="4"/></text:span>//Default parameter constructor.</text:p>
      <text:p text:style-name="P17"><text:s text:c="4"/>Vector(<text:span text:style-name="T14">int</text:span> dimension = 3);</text:p>
      <text:p text:style-name="P17"><text:s text:c="4"/></text:p>
      <text:p text:style-name="P20"><text:span text:style-name="T1"><text:s text:c="4"/></text:span>//Overloaded constructor with a double array and dimension parameter.</text:p>
      <text:p text:style-name="P17"><text:s text:c="4"/>Vector(<text:span text:style-name="T14">double</text:span> data[], <text:span text:style-name="T14">int</text:span> dimension);</text:p>
      <text:p text:style-name="P17"><text:s text:c="4"/></text:p>
      <text:p text:style-name="P20"><text:span text:style-name="T1"><text:s text:c="4"/></text:span>//Copy constructor, it takes one constant parameter of its kind as reference.</text:p>
      <text:p text:style-name="P17"><text:s text:c="4"/>Vector(<text:span text:style-name="T14">const</text:span> Vector&amp; copyVector);</text:p>
      <text:p text:style-name="P17"><text:s text:c="4"/></text:p>
      <text:p text:style-name="P20"><text:span text:style-name="T1"><text:s text:c="4"/></text:span>//Destructor. Free the data array to handle the memory leak.</text:p>
      <text:p text:style-name="P17"><text:s text:c="4"/>~Vector();</text:p>
      <text:p text:style-name="P17"><text:s text:c="4"/></text:p>
      <text:p text:style-name="P20"><text:span text:style-name="T1"><text:s text:c="4"/></text:span>//Returns the dimension of the vector.</text:p>
      <text:p text:style-name="P17"><text:s text:c="4"/><text:span text:style-name="T14">int</text:span> getDimension();</text:p>
      <text:p text:style-name="P17"><text:s text:c="4"/></text:p>
      <text:p text:style-name="P20"><text:span text:style-name="T1"><text:s text:c="4"/></text:span>//Copies the given vector in the argument.</text:p>
      <text:p text:style-name="P20"><text:span text:style-name="T1"><text:s text:c="4"/></text:span>//Returns this object (vector) as constant (const Vector&amp;).</text:p>
      <text:p text:style-name="P17"><text:soft-page-break/><text:s text:c="4"/><text:span text:style-name="T14">const</text:span> Vector&amp; <text:span text:style-name="T14">operator</text:span>= (<text:span text:style-name="T14">const</text:span> Vector&amp; copyVector);</text:p>
      <text:p text:style-name="P17"><text:s text:c="4"/></text:p>
      <text:p text:style-name="P20"><text:span text:style-name="T1"><text:s text:c="4"/></text:span>//Take inputs for vector. This function is class' friend, so function reach all members of this class.</text:p>
      <text:p text:style-name="P17"><text:s text:c="4"/><text:span text:style-name="T14">friend</text:span> std::istream&amp; <text:span text:style-name="T14">operator</text:span>&gt;&gt;(std::istream&amp;, Vector&amp;);</text:p>
      <text:p text:style-name="P17"><text:s text:c="4"/></text:p>
      <text:p text:style-name="P20"><text:span text:style-name="T1"><text:s text:c="4"/></text:span>//Print vector's data. This function is class' friend, so function reach all members of this class.</text:p>
      <text:p text:style-name="P17"><text:s text:c="4"/><text:span text:style-name="T14">friend</text:span> std::ostream&amp; <text:span text:style-name="T14">operator</text:span>&lt;&lt;(std::ostream&amp;, Vector&amp;);</text:p>
      <text:p text:style-name="P17"><text:s text:c="4"/></text:p>
      <text:p text:style-name="P20"><text:span text:style-name="T1"><text:s text:c="4"/></text:span>//Return true, if the vectors are equal.</text:p>
      <text:p text:style-name="P17"><text:s text:c="4"/><text:span text:style-name="T14">bool</text:span> <text:span text:style-name="T14">operator</text:span>== (<text:span text:style-name="T14">const</text:span> Vector&amp; secondOperand);</text:p>
      <text:p text:style-name="P17"><text:s text:c="4"/></text:p>
      <text:p text:style-name="P20"><text:span text:style-name="T1"><text:s text:c="4"/></text:span>//Returns true, if the vectors are not equal. <text:s text:c="14"/>REVERSE FUNCTION OF ==.</text:p>
      <text:p text:style-name="P17"><text:s text:c="4"/><text:span text:style-name="T14">bool</text:span> <text:span text:style-name="T14">operator</text:span>!= (<text:span text:style-name="T14">const</text:span> Vector&amp; secondOperand);</text:p>
      <text:p text:style-name="P17"><text:s text:c="4"/></text:p>
      <text:p text:style-name="P20"><text:span text:style-name="T1"><text:s text:c="4"/></text:span>//Decides according to the magnitude of the vectors.</text:p>
      <text:p text:style-name="P17"><text:s text:c="4"/><text:span text:style-name="T14">bool</text:span> <text:span text:style-name="T14">operator</text:span>&lt; (<text:span text:style-name="T14">const</text:span> Vector&amp; secondOperand);</text:p>
      <text:p text:style-name="P17"><text:s text:c="4"/></text:p>
      <text:p text:style-name="P20"><text:span text:style-name="T1"><text:s text:c="4"/></text:span>//Decides according to the magnitude of the vectors. <text:s text:c="7"/>REVERSE FUNCTION OF &lt;</text:p>
      <text:p text:style-name="P17"><text:s text:c="4"/><text:span text:style-name="T14">bool</text:span> <text:span text:style-name="T14">operator</text:span>&gt;= (<text:span text:style-name="T14">const</text:span> Vector&amp; secondOperand);</text:p>
      <text:p text:style-name="P17"><text:s text:c="4"/></text:p>
      <text:p text:style-name="P20"><text:span text:style-name="T1"><text:s text:c="4"/></text:span>//Decides according to the magnitude of the vectors.</text:p>
      <text:p text:style-name="P17"><text:s text:c="4"/><text:span text:style-name="T14">bool</text:span> <text:span text:style-name="T14">operator</text:span>&gt; (<text:span text:style-name="T14">const</text:span> Vector&amp; secondOperand);</text:p>
      <text:p text:style-name="P17"><text:s text:c="4"/></text:p>
      <text:p text:style-name="P20"><text:span text:style-name="T1"><text:s text:c="4"/></text:span>//Decides according to the magnitude of the vectors. <text:s text:c="7"/>REVERSE FUNCTION OF &gt;</text:p>
      <text:p text:style-name="P17"><text:s text:c="4"/><text:span text:style-name="T14">bool</text:span> <text:span text:style-name="T14">operator</text:span>&lt;= (<text:span text:style-name="T14">const</text:span> Vector&amp; secondOperand);</text:p>
      <text:p text:style-name="P17"><text:s text:c="4"/></text:p>
      <text:p text:style-name="P20"><text:span text:style-name="T1"><text:s text:c="4"/></text:span>//Returns the vector element according to the given index and it works for non-const objects.</text:p>
      <text:p text:style-name="P17"><text:s text:c="4"/><text:span text:style-name="T14">double</text:span>&amp; <text:span text:style-name="T14">operator</text:span>[] (<text:span text:style-name="T14">int</text:span> index);</text:p>
      <text:p text:style-name="P17"/>
      <text:p text:style-name="P20"><text:span text:style-name="T1"><text:s text:c="4"/></text:span>//Returns the vector element according to the given index and it works for const objects.</text:p>
      <text:p text:style-name="P21"><text:span text:style-name="T1"><text:s text:c="4"/></text:span>const<text:span text:style-name="T1"> </text:span>double<text:span text:style-name="T1">&amp; </text:span>operator<text:span text:style-name="T1">[](</text:span>int<text:span text:style-name="T1"> index) </text:span>const<text:span text:style-name="T1">;</text:span></text:p>
      <text:p text:style-name="P17"><text:s text:c="4"/></text:p>
      <text:p text:style-name="P20"><text:span text:style-name="T1"><text:s text:c="4"/></text:span>//Adds two vectors and returns a Vector object.</text:p>
      <text:p text:style-name="P17"><text:s text:c="4"/>Vector <text:span text:style-name="T14">operator</text:span>+ (<text:span text:style-name="T14">const</text:span> Vector&amp; secondOperand);</text:p>
      <text:p text:style-name="P17"><text:s text:c="4"/></text:p>
      <text:p text:style-name="P20"><text:span text:style-name="T1"><text:s text:c="4"/></text:span>//Adds secondOperand's data to object, and returns this object. (Vector&amp;)</text:p>
      <text:p text:style-name="P17"><text:s text:c="4"/>Vector&amp; <text:span text:style-name="T14">operator</text:span>+= (<text:span text:style-name="T14">const</text:span> Vector&amp; secondOperand);</text:p>
      <text:p text:style-name="P17"><text:s text:c="4"/></text:p>
      <text:p text:style-name="P20"><text:span text:style-name="T1"><text:s text:c="4"/></text:span>//Subtracts two vectors and returns a Vector object.</text:p>
      <text:p text:style-name="P17"><text:s text:c="4"/>Vector <text:span text:style-name="T14">operator</text:span>- (<text:span text:style-name="T14">const</text:span> Vector&amp; secondOperand);</text:p>
      <text:p text:style-name="P17"><text:s text:c="4"/></text:p>
      <text:p text:style-name="P20"><text:span text:style-name="T1"><text:s text:c="4"/></text:span>//Subtracts secondOperand's data from object, and returns this object. (Vector&amp;)</text:p>
      <text:p text:style-name="P17"><text:s text:c="4"/>Vector&amp; <text:span text:style-name="T14">operator</text:span>-= (<text:span text:style-name="T14">const</text:span> Vector&amp; secondOperand);</text:p>
      <text:p text:style-name="P17"><text:s text:c="4"/></text:p>
      <text:p text:style-name="P20"><text:span text:style-name="T1"><text:s text:c="4"/></text:span>//Dot Product. Multiplies each element of object with secondOperand's element and adds them.</text:p>
      <text:p text:style-name="P17"><text:s text:c="4"/><text:span text:style-name="T14">double</text:span> <text:span text:style-name="T14">operator</text:span>* (<text:span text:style-name="T14">const</text:span> Vector&amp; secondOperand);</text:p>
      <text:p text:style-name="P17"><text:s text:c="4"/></text:p>
      <text:p text:style-name="P20"><text:soft-page-break/><text:span text:style-name="T1"><text:s text:c="4"/></text:span>//Multiples object's data with multiplier, and returns a Vector object.</text:p>
      <text:p text:style-name="P17"><text:s text:c="4"/>Vector <text:span text:style-name="T14">operator</text:span>* (<text:span text:style-name="T14">const</text:span> <text:span text:style-name="T14">double</text:span> multiplier);</text:p>
      <text:p text:style-name="P17"><text:s text:c="4"/></text:p>
      <text:p text:style-name="P20"><text:span text:style-name="T1"><text:s text:c="4"/></text:span>//Multiplies secondOperand's data with object's data, and returns this object. (Vector&amp;)</text:p>
      <text:p text:style-name="P17"><text:s text:c="4"/>Vector&amp; <text:span text:style-name="T14">operator</text:span>*= (<text:span text:style-name="T14">const</text:span> <text:span text:style-name="T14">double</text:span> multiplier);</text:p>
      <text:p text:style-name="P17"><text:s text:c="4"/></text:p>
      <text:p text:style-name="P20"><text:span text:style-name="T1"><text:s text:c="4"/></text:span>//Divides object's data to secondOperand's data, and returns a Vector object.</text:p>
      <text:p text:style-name="P17"><text:s text:c="4"/>Vector <text:span text:style-name="T14">operator</text:span>/ (<text:span text:style-name="T14">const</text:span> Vector&amp; secondOperand);</text:p>
      <text:p text:style-name="P17"><text:s text:c="4"/></text:p>
      <text:p text:style-name="P20"><text:span text:style-name="T1"><text:s text:c="4"/></text:span>//Divides object's data to secondOperand's data, and returns this object. (Vector&amp;)</text:p>
      <text:p text:style-name="P17"><text:s text:c="4"/>Vector&amp; <text:span text:style-name="T14">operator</text:span>/= (<text:span text:style-name="T14">const</text:span> Vector&amp; secondOperand);</text:p>
      <text:p text:style-name="P17"><text:s text:c="4"/></text:p>
      <text:p text:style-name="P20"><text:span text:style-name="T1"><text:s text:c="4"/></text:span>//Divides object's data to divider, and returns a Vector object.</text:p>
      <text:p text:style-name="P17"><text:s text:c="4"/>Vector <text:span text:style-name="T14">operator</text:span>/ (<text:span text:style-name="T14">const</text:span> <text:span text:style-name="T14">double</text:span> divider);</text:p>
      <text:p text:style-name="P17"><text:s text:c="4"/></text:p>
      <text:p text:style-name="P20"><text:span text:style-name="T1"><text:s text:c="4"/></text:span>//Divides object's data to divider, and returns this object. (Vector&amp;)</text:p>
      <text:p text:style-name="P17"><text:s text:c="4"/>Vector&amp; <text:span text:style-name="T14">operator</text:span>/= (<text:span text:style-name="T14">const</text:span> <text:span text:style-name="T14">double</text:span> divider);</text:p>
      <text:p text:style-name="P17"><text:s text:c="4"/></text:p>
      <text:p text:style-name="P20"><text:span text:style-name="T1"><text:s text:c="4"/></text:span>//Calculates object's magnitude.</text:p>
      <text:p text:style-name="P21"><text:span text:style-name="T1"><text:s text:c="4"/></text:span>double<text:span text:style-name="T1"> </text:span>operator<text:span text:style-name="T1">() ();</text:span></text:p>
      <text:p text:style-name="P17"><text:s text:c="4"/></text:p>
      <text:p text:style-name="P20"><text:span text:style-name="T1"><text:s text:c="4"/></text:span>//Multiply object with -1.</text:p>
      <text:p text:style-name="P17"><text:s text:c="4"/>Vector&amp; <text:span text:style-name="T14">operator</text:span>! ();</text:p>
      <text:p text:style-name="P17"/>
      <text:p text:style-name="P21">private<text:span text:style-name="T1">:</text:span></text:p>
      <text:p text:style-name="P20"><text:span text:style-name="T1"><text:s text:c="4"/></text:span><text:span text:style-name="T14">double</text:span><text:span text:style-name="T1">* m_data; <text:s text:c="12"/></text:span>//A double array to keep the raw data.</text:p>
      <text:p text:style-name="P17"><text:s text:c="4"/><text:span text:style-name="T14">int</text:span> m_dimension; <text:s text:c="11"/><text:span text:style-name="T16">//Size of the vector.</text:span></text:p>
      <text:p text:style-name="P17">};</text:p>
      <text:p text:style-name="P17"/>
      <text:p text:style-name="P19">/*****************************************</text:p>
      <text:p text:style-name="P19"><text:s/>* VectorImplementation.cpp <text:s text:c="13"/>*</text:p>
      <text:p text:style-name="P19"><text:s/>*****************************************</text:p>
      <text:p text:style-name="P19"><text:s/>* IDE : Xcode <text:s text:c="26"/>*</text:p>
      <text:p text:style-name="P19"><text:s/>* Author : Şafak AKINCI <text:s text:c="16"/>*</text:p>
      <text:p text:style-name="P19"><text:s/>* Experiment 6: Operator Overloading <text:s text:c="3"/>*</text:p>
      <text:p text:style-name="P19"><text:s/>*****************************************/</text:p>
      <text:p text:style-name="P17"/>
      <text:p text:style-name="P20"><text:span text:style-name="T14">#include </text:span><text:span text:style-name="T15">&lt;iostream&gt;</text:span><text:span text:style-name="T14"> <text:s text:c="16"/></text:span>//To use standart input and output functions like cin and cout.</text:p>
      <text:p text:style-name="P20"><text:span text:style-name="T14">#include </text:span><text:span text:style-name="T15">&lt;math.h&gt;</text:span><text:span text:style-name="T14"> <text:s text:c="18"/></text:span>//To use pow() and sqrt() functions!</text:p>
      <text:p text:style-name="P20"><text:span text:style-name="T14">#include </text:span><text:span text:style-name="T15">"VectorImplementation.h"</text:span><text:span text:style-name="T14"> <text:s text:c="2"/></text:span>//To know function prototypes of Vector class.</text:p>
      <text:p text:style-name="P17"/>
      <text:p text:style-name="P20">//Use cin and cout functions under the std namespace.</text:p>
      <text:p text:style-name="P20">//And also create an object from istream and ostream classes which are defined in std namespace.</text:p>
      <text:p text:style-name="P21">using<text:span text:style-name="T1"> </text:span>namespace<text:span text:style-name="T1"> std;</text:span></text:p>
      <text:p text:style-name="P17"/>
      <text:p text:style-name="P20">//Default parameter constructor.</text:p>
      <text:p text:style-name="P20">//m_dimension is initialized by using member initializer :</text:p>
      <text:p text:style-name="P17"><text:soft-page-break/>Vector::Vector(<text:span text:style-name="T14">int</text:span> dimension):m_dimension(dimension)</text:p>
      <text:p text:style-name="P17">{</text:p>
      <text:p text:style-name="P20"><text:span text:style-name="T1"><text:s text:c="4"/></text:span>//Memory is allocated for object.</text:p>
      <text:p text:style-name="P17"><text:s text:c="4"/>m_data = <text:span text:style-name="T14">new</text:span> <text:span text:style-name="T14">double</text:span> [m_dimension];</text:p>
      <text:p text:style-name="P17">}</text:p>
      <text:p text:style-name="P17"/>
      <text:p text:style-name="P20">//Overloaded constructor with a double array and dimension parameter.</text:p>
      <text:p text:style-name="P17">Vector::Vector(<text:span text:style-name="T14">double</text:span> data[], <text:span text:style-name="T14">int</text:span> dimension):m_dimension(dimension)</text:p>
      <text:p text:style-name="P17">{</text:p>
      <text:p text:style-name="P20"><text:span text:style-name="T1"><text:s text:c="4"/></text:span>//Memory is allocated for object.</text:p>
      <text:p text:style-name="P17"><text:s text:c="4"/>m_data = <text:span text:style-name="T14">new</text:span> <text:span text:style-name="T14">double</text:span> [dimension];</text:p>
      <text:p text:style-name="P17"><text:s text:c="4"/></text:p>
      <text:p text:style-name="P20"><text:span text:style-name="T1"><text:s text:c="4"/></text:span>//data's elements are assigned to m_data's element of vector.</text:p>
      <text:p text:style-name="P17"><text:s text:c="4"/><text:span text:style-name="T14">for</text:span>(<text:span text:style-name="T14">int</text:span> i=0; i&lt;m_dimension; i++)</text:p>
      <text:p text:style-name="P17"><text:s text:c="8"/>m_data[i]= data[i];</text:p>
      <text:p text:style-name="P17">}</text:p>
      <text:p text:style-name="P17"/>
      <text:p text:style-name="P20">//Copy constructor, it takes one constant parameter of its kind as reference.</text:p>
      <text:p text:style-name="P17">Vector::Vector(<text:span text:style-name="T14">const</text:span> Vector&amp; copyVector):m_dimension(copyVector.m_dimension)</text:p>
      <text:p text:style-name="P17">{</text:p>
      <text:p text:style-name="P20"><text:span text:style-name="T1"><text:s text:c="4"/></text:span>//m_data is a pointer the type of double, and each object should be its own array.</text:p>
      <text:p text:style-name="P17"><text:s text:c="4"/>m_data = <text:span text:style-name="T14">new</text:span> <text:span text:style-name="T14">double</text:span>[m_dimension];</text:p>
      <text:p text:style-name="P17"><text:s text:c="4"/></text:p>
      <text:p text:style-name="P20"><text:span text:style-name="T1"><text:s text:c="4"/></text:span>//copyVector's data is assigned to vector's data.</text:p>
      <text:p text:style-name="P17"><text:s text:c="4"/><text:span text:style-name="T14">for</text:span>(<text:span text:style-name="T14">int</text:span> i=0; i&lt;m_dimension; i++)</text:p>
      <text:p text:style-name="P17"><text:s text:c="8"/>m_data[i]= copyVector.m_data[i];</text:p>
      <text:p text:style-name="P17"><text:s text:c="4"/></text:p>
      <text:p text:style-name="P17">}</text:p>
      <text:p text:style-name="P17"/>
      <text:p text:style-name="P20">//Destructor function of Vector class.</text:p>
      <text:p text:style-name="P20">//Free the data array to handle the memory leak.</text:p>
      <text:p text:style-name="P17">Vector::~Vector()</text:p>
      <text:p text:style-name="P17">{</text:p>
      <text:p text:style-name="P17"><text:s text:c="4"/><text:span text:style-name="T14">delete</text:span>[] m_data;</text:p>
      <text:p text:style-name="P17">}</text:p>
      <text:p text:style-name="P17"/>
      <text:p text:style-name="P20">//Returns the dimension of the vector.</text:p>
      <text:p text:style-name="P17"><text:span text:style-name="T14">int</text:span> Vector::getDimension()</text:p>
      <text:p text:style-name="P17">{</text:p>
      <text:p text:style-name="P17"><text:s text:c="4"/><text:span text:style-name="T14">return</text:span> m_dimension;</text:p>
      <text:p text:style-name="P17">}</text:p>
      <text:p text:style-name="P17"/>
      <text:p text:style-name="P20">//Takes inputs for vector. This function is class' friend, so function reach all members of this class.</text:p>
      <text:p text:style-name="P17">istream&amp; <text:span text:style-name="T14">operator</text:span>&gt;&gt;(istream&amp; in, Vector&amp; vec)</text:p>
      <text:p text:style-name="P17">{</text:p>
      <text:p text:style-name="P17"><text:s text:c="4"/><text:span text:style-name="T14">for</text:span>(<text:span text:style-name="T14">int</text:span> i=0; i&lt;vec.m_dimension; i++)</text:p>
      <text:p text:style-name="P17"><text:s text:c="8"/>in&gt;&gt;vec[i];</text:p>
      <text:p text:style-name="P17"><text:soft-page-break/><text:s text:c="4"/></text:p>
      <text:p text:style-name="P20"><text:span text:style-name="T1"><text:s text:c="4"/></text:span>//Returns istream&amp;</text:p>
      <text:p text:style-name="P17"><text:s text:c="4"/><text:span text:style-name="T14">return</text:span> in; <text:s text:c="13"/><text:span text:style-name="T16">//Enables cascading.</text:span></text:p>
      <text:p text:style-name="P17">}</text:p>
      <text:p text:style-name="P17"/>
      <text:p text:style-name="P20">//Prints vector's data. This function is class' friend, so function reach all members of this class.</text:p>
      <text:p text:style-name="P17">ostream&amp; <text:span text:style-name="T14">operator</text:span>&lt;&lt;(ostream&amp; os, Vector&amp; vec)</text:p>
      <text:p text:style-name="P17">{</text:p>
      <text:p text:style-name="P17"><text:s text:c="4"/>cout&lt;&lt;<text:span text:style-name="T15">"[ "</text:span>;</text:p>
      <text:p text:style-name="P17"><text:s text:c="4"/><text:span text:style-name="T14">for</text:span>(<text:span text:style-name="T14">int</text:span> i=0; i&lt;vec.m_dimension-1; i++)</text:p>
      <text:p text:style-name="P17"><text:s text:c="8"/>os&lt;&lt;<text:span text:style-name="T15">"\t"</text:span>&lt;&lt;vec.m_data[i]&lt;&lt;<text:span text:style-name="T15">","</text:span>;</text:p>
      <text:p text:style-name="P17"><text:s text:c="4"/></text:p>
      <text:p text:style-name="P17"><text:s text:c="4"/>cout&lt;&lt;<text:span text:style-name="T15">"\t"</text:span>&lt;&lt;vec.m_data[vec.m_dimension-1]&lt;&lt;<text:span text:style-name="T15">"]"</text:span>;</text:p>
      <text:p text:style-name="P17"><text:s text:c="4"/></text:p>
      <text:p text:style-name="P20"><text:span text:style-name="T1"><text:s text:c="4"/></text:span>//Returns ostream&amp;</text:p>
      <text:p text:style-name="P17"><text:s text:c="4"/><text:span text:style-name="T14">return</text:span> os; <text:s text:c="13"/><text:span text:style-name="T16">//Enables cascading.</text:span></text:p>
      <text:p text:style-name="P17">}</text:p>
      <text:p text:style-name="P17"/>
      <text:p text:style-name="P20">//Copies the given vector in the argument.</text:p>
      <text:p text:style-name="P17"><text:span text:style-name="T14">const</text:span> Vector&amp; Vector::<text:span text:style-name="T14">operator</text:span>= (<text:span text:style-name="T14">const</text:span> Vector&amp; copyVector)</text:p>
      <text:p text:style-name="P17">{</text:p>
      <text:p text:style-name="P20"><text:span text:style-name="T1"><text:s text:c="4"/></text:span>//Avoids self assignment for vectors of different sizes, deallocate original left-side vector.</text:p>
      <text:p text:style-name="P17"><text:s text:c="4"/><text:span text:style-name="T14">if</text:span> (&amp;copyVector != <text:span text:style-name="T14">this</text:span>)</text:p>
      <text:p text:style-name="P17"><text:s text:c="4"/>{</text:p>
      <text:p text:style-name="P20"><text:span text:style-name="T1"><text:s text:c="8"/></text:span>//then allocate new left-side vector.</text:p>
      <text:p text:style-name="P17"><text:s text:c="8"/><text:span text:style-name="T14">if</text:span>(m_dimension != copyVector.m_dimension)</text:p>
      <text:p text:style-name="P17"><text:s text:c="8"/>{</text:p>
      <text:p text:style-name="P17"><text:s text:c="12"/><text:span text:style-name="T14">delete</text:span> [] m_data; <text:s text:c="30"/><text:span text:style-name="T16">//release space</text:span></text:p>
      <text:p text:style-name="P17"><text:s text:c="12"/>m_dimension = copyVector.m_dimension; <text:s text:c="10"/><text:span text:style-name="T16">//resize this object</text:span></text:p>
      <text:p text:style-name="P17"><text:s text:c="12"/>m_data = <text:span text:style-name="T14">new</text:span> <text:span text:style-name="T14">double</text:span> [m_dimension]; <text:s text:c="13"/><text:span text:style-name="T16">//create space for array copy</text:span></text:p>
      <text:p text:style-name="P17"><text:s text:c="8"/>}</text:p>
      <text:p text:style-name="P17"><text:s text:c="8"/></text:p>
      <text:p text:style-name="P17"><text:s text:c="8"/><text:span text:style-name="T14">for</text:span>(<text:span text:style-name="T14">int</text:span> i=0; i&lt;m_dimension; i++)</text:p>
      <text:p text:style-name="P17"><text:s text:c="12"/>m_data[i] = copyVector.m_data[i];</text:p>
      <text:p text:style-name="P17"><text:s text:c="8"/></text:p>
      <text:p text:style-name="P20"><text:span text:style-name="T1"><text:s text:c="4"/>}</text:span>//end if</text:p>
      <text:p text:style-name="P17"><text:s text:c="4"/></text:p>
      <text:p text:style-name="P20"><text:span text:style-name="T1"><text:s text:c="4"/></text:span>//Returns this object (vector) as constant (const Vector&amp;).</text:p>
      <text:p text:style-name="P21"><text:span text:style-name="T1"><text:s text:c="4"/></text:span>return<text:span text:style-name="T1"> *</text:span>this<text:span text:style-name="T1">;</text:span></text:p>
      <text:p text:style-name="P17">}</text:p>
      <text:p text:style-name="P17"/>
      <text:p text:style-name="P20">//Return true, if the vectors are equal.</text:p>
      <text:p text:style-name="P17"><text:span text:style-name="T14">bool</text:span> Vector::<text:span text:style-name="T14">operator</text:span>== (<text:span text:style-name="T14">const</text:span> Vector&amp; secondOperand)</text:p>
      <text:p text:style-name="P17">{</text:p>
      <text:p text:style-name="P17"><text:s text:c="4"/><text:span text:style-name="T14">if</text:span>(m_dimension != secondOperand.m_dimension)</text:p>
      <text:p text:style-name="P17"><text:s text:c="8"/><text:span text:style-name="T14">return</text:span> <text:span text:style-name="T14">false</text:span>; <text:s text:c="30"/><text:span text:style-name="T16">//Arrays' sizes are not equal!</text:span></text:p>
      <text:p text:style-name="P17"><text:s text:c="4"/></text:p>
      <text:p text:style-name="P17"><text:soft-page-break/><text:s text:c="4"/><text:span text:style-name="T14">for</text:span>(<text:span text:style-name="T14">int</text:span> i=0; i&lt;m_dimension; i++)</text:p>
      <text:p text:style-name="P17"><text:s text:c="8"/><text:span text:style-name="T14">if</text:span>(m_data[i]!= secondOperand.m_data[i])</text:p>
      <text:p text:style-name="P17"><text:s text:c="12"/><text:span text:style-name="T14">return</text:span> <text:span text:style-name="T14">false</text:span>; <text:s text:c="26"/><text:span text:style-name="T16">//Arrays' contents are not equal!</text:span></text:p>
      <text:p text:style-name="P17"><text:s text:c="4"/></text:p>
      <text:p text:style-name="P17"><text:s text:c="4"/><text:span text:style-name="T14">return</text:span> <text:span text:style-name="T14">true</text:span>; <text:s text:c="35"/><text:span text:style-name="T16">//Arrays are equal.</text:span></text:p>
      <text:p text:style-name="P17">}</text:p>
      <text:p text:style-name="P17"/>
      <text:p text:style-name="P20">//Returns true if the vectors are not equal.</text:p>
      <text:p text:style-name="P20">//REVERSE FUNCTION OF ==.</text:p>
      <text:p text:style-name="P17"><text:span text:style-name="T14">bool</text:span> Vector::<text:span text:style-name="T14">operator</text:span>!= (<text:span text:style-name="T14">const</text:span> Vector&amp; secondOperand)</text:p>
      <text:p text:style-name="P17">{</text:p>
      <text:p text:style-name="P17"><text:s text:c="4"/><text:span text:style-name="T14">return</text:span> !( (*<text:span text:style-name="T14">this</text:span>) == secondOperand);</text:p>
      <text:p text:style-name="P17"><text:s text:c="4"/><text:span text:style-name="T16">/*</text:span></text:p>
      <text:p text:style-name="P20"><text:s text:c="5"/>if(m_dimension != secondOperand.m_dimension) <text:s text:c="11"/>//Arrray's sizes are not equal, they can not be equal.</text:p>
      <text:p text:style-name="P20"><text:s text:c="5"/>return true;</text:p>
      <text:p text:style-name="P20"><text:s text:c="5"/></text:p>
      <text:p text:style-name="P20"><text:s text:c="5"/>for(int i=0; i&lt;m_dimension; i++)</text:p>
      <text:p text:style-name="P20"><text:s text:c="5"/>if(m_data[i] == secondOperand.m_data[i])</text:p>
      <text:p text:style-name="P20"><text:s text:c="5"/>return false;</text:p>
      <text:p text:style-name="P20"><text:s text:c="5"/></text:p>
      <text:p text:style-name="P20"><text:s text:c="5"/>return true;</text:p>
      <text:p text:style-name="P20"><text:s text:c="5"/>*/</text:p>
      <text:p text:style-name="P17">}</text:p>
      <text:p text:style-name="P17"/>
      <text:p text:style-name="P20">//Decides according to the magnitude of the vectors.</text:p>
      <text:p text:style-name="P17"><text:span text:style-name="T14">bool</text:span> Vector::<text:span text:style-name="T14">operator</text:span>&lt;(<text:span text:style-name="T14">const</text:span> Vector&amp; secondOperand)</text:p>
      <text:p text:style-name="P17">{</text:p>
      <text:p text:style-name="P17"><text:s text:c="4"/><text:span text:style-name="T14">double</text:span> magnitudeFirstVector <text:s/>= (*<text:span text:style-name="T14">this</text:span>)();</text:p>
      <text:p text:style-name="P17"><text:s text:c="4"/></text:p>
      <text:p text:style-name="P20"><text:span text:style-name="T1"><text:s text:c="4"/></text:span>//secondOperand is constant vector, operator() cannot be called for it.</text:p>
      <text:p text:style-name="P17"><text:s text:c="4"/><text:span text:style-name="T14">double</text:span> magnitudeSecondVector = 0;</text:p>
      <text:p text:style-name="P17"><text:s text:c="4"/><text:span text:style-name="T14">for</text:span>(<text:span text:style-name="T14">int</text:span> i=0; i&lt;secondOperand.m_dimension; i++)</text:p>
      <text:p text:style-name="P17"><text:s text:c="8"/>magnitudeSecondVector += pow(secondOperand.m_data[i],2);</text:p>
      <text:p text:style-name="P17"><text:s text:c="4"/></text:p>
      <text:p text:style-name="P17"><text:s text:c="4"/>magnitudeSecondVector = sqrt(magnitudeSecondVector);</text:p>
      <text:p text:style-name="P17"><text:s text:c="4"/></text:p>
      <text:p text:style-name="P17"><text:s text:c="4"/><text:span text:style-name="T14">if</text:span>(magnitudeFirstVector &lt; magnitudeSecondVector)</text:p>
      <text:p text:style-name="P17"><text:s text:c="8"/><text:span text:style-name="T14">return</text:span> <text:span text:style-name="T14">true</text:span>;</text:p>
      <text:p text:style-name="P17"><text:s text:c="4"/></text:p>
      <text:p text:style-name="P21"><text:span text:style-name="T1"><text:s text:c="4"/></text:span>return<text:span text:style-name="T1"> </text:span>false<text:span text:style-name="T1">;</text:span></text:p>
      <text:p text:style-name="P17">}</text:p>
      <text:p text:style-name="P17"/>
      <text:p text:style-name="P20">//Decides according to the magnitude of the vectors.</text:p>
      <text:p text:style-name="P20">//REVERSE FUNCTION OF &lt;</text:p>
      <text:p text:style-name="P17"><text:span text:style-name="T14">bool</text:span> Vector::<text:span text:style-name="T14">operator</text:span>&gt;=(<text:span text:style-name="T14">const</text:span> Vector&amp; secondOperand)</text:p>
      <text:p text:style-name="P17">{</text:p>
      <text:p text:style-name="P17"><text:s text:c="4"/><text:span text:style-name="T14">return</text:span> !( (*<text:span text:style-name="T14">this</text:span>)&lt;secondOperand );</text:p>
      <text:p text:style-name="P17"><text:soft-page-break/>}</text:p>
      <text:p text:style-name="P17"/>
      <text:p text:style-name="P20">//Decides according to the magnitude of the vectors.</text:p>
      <text:p text:style-name="P17"><text:span text:style-name="T14">bool</text:span> Vector::<text:span text:style-name="T14">operator</text:span>&gt;(<text:span text:style-name="T14">const</text:span> Vector&amp; secondOperand)</text:p>
      <text:p text:style-name="P17">{</text:p>
      <text:p text:style-name="P17"><text:s text:c="4"/><text:span text:style-name="T14">double</text:span> magnitudeFirstVector=0;</text:p>
      <text:p text:style-name="P17"><text:s text:c="4"/><text:span text:style-name="T14">for</text:span>(<text:span text:style-name="T14">int</text:span> i=0; i&lt;m_dimension; i++)</text:p>
      <text:p text:style-name="P17"><text:s text:c="8"/>magnitudeFirstVector += pow(m_data[i],2);</text:p>
      <text:p text:style-name="P17"><text:s text:c="4"/></text:p>
      <text:p text:style-name="P17"><text:s text:c="4"/>magnitudeFirstVector = sqrt(magnitudeFirstVector);</text:p>
      <text:p text:style-name="P17"><text:s text:c="4"/></text:p>
      <text:p text:style-name="P17"><text:s text:c="4"/><text:span text:style-name="T14">double</text:span> magnitudeSecondVector=0;</text:p>
      <text:p text:style-name="P17"><text:s text:c="4"/><text:span text:style-name="T14">for</text:span>(<text:span text:style-name="T14">int</text:span> i=0; i&lt;secondOperand.m_dimension; i++)</text:p>
      <text:p text:style-name="P17"><text:s text:c="8"/>magnitudeSecondVector += pow(secondOperand.m_data[i],2);</text:p>
      <text:p text:style-name="P17"><text:s text:c="4"/></text:p>
      <text:p text:style-name="P17"><text:s text:c="4"/>magnitudeSecondVector = sqrt(magnitudeSecondVector);</text:p>
      <text:p text:style-name="P17"><text:s text:c="4"/></text:p>
      <text:p text:style-name="P17"><text:s text:c="4"/><text:span text:style-name="T14">if</text:span>(magnitudeFirstVector &gt; magnitudeSecondVector)</text:p>
      <text:p text:style-name="P17"><text:s text:c="8"/><text:span text:style-name="T14">return</text:span> <text:span text:style-name="T14">true</text:span>;</text:p>
      <text:p text:style-name="P17"><text:s text:c="4"/></text:p>
      <text:p text:style-name="P21"><text:span text:style-name="T1"><text:s text:c="4"/></text:span>return<text:span text:style-name="T1"> </text:span>false<text:span text:style-name="T1">;</text:span></text:p>
      <text:p text:style-name="P17">}</text:p>
      <text:p text:style-name="P17"/>
      <text:p text:style-name="P20">//Decides according to the magnitude of the vectors.</text:p>
      <text:p text:style-name="P20">//REVERSE FUNCTION OF &gt;</text:p>
      <text:p text:style-name="P17"><text:span text:style-name="T14">bool</text:span> Vector::<text:span text:style-name="T14">operator</text:span>&lt;=(<text:span text:style-name="T14">const</text:span> Vector&amp; secondOperand)</text:p>
      <text:p text:style-name="P17">{</text:p>
      <text:p text:style-name="P17"><text:s text:c="4"/><text:span text:style-name="T14">return</text:span> !( (*<text:span text:style-name="T14">this</text:span>)&gt;secondOperand );</text:p>
      <text:p text:style-name="P17">}</text:p>
      <text:p text:style-name="P17"/>
      <text:p text:style-name="P20">//Returns the vector element according to the given index and it works for non-const objects.</text:p>
      <text:p text:style-name="P17"><text:span text:style-name="T14">double</text:span>&amp; Vector::<text:span text:style-name="T14">operator</text:span>[] (<text:span text:style-name="T14">int</text:span> index)</text:p>
      <text:p text:style-name="P17">{</text:p>
      <text:p text:style-name="P17"><text:s text:c="4"/><text:span text:style-name="T14">if</text:span>(index&gt;=0 ||index &lt; m_dimension)</text:p>
      <text:p text:style-name="P17"><text:s text:c="8"/><text:span text:style-name="T14">return</text:span> m_data[index];</text:p>
      <text:p text:style-name="P17"><text:s text:c="4"/></text:p>
      <text:p text:style-name="P22"><text:span text:style-name="T1"><text:s text:c="4"/>cout&lt;&lt;</text:span>"You tried to reach an element that is out of the vector!\n"<text:span text:style-name="T1">;</text:span></text:p>
      <text:p text:style-name="P17"><text:s text:c="4"/><text:span text:style-name="T14">return</text:span> m_data[0];</text:p>
      <text:p text:style-name="P17">}</text:p>
      <text:p text:style-name="P17"/>
      <text:p text:style-name="P20">//Returns the vector element according to the given index and it works for const objects.</text:p>
      <text:p text:style-name="P21">const<text:span text:style-name="T1"> </text:span>double<text:span text:style-name="T1">&amp; Vector::</text:span>operator<text:span text:style-name="T1">[](</text:span>int<text:span text:style-name="T1"> index) </text:span>const</text:p>
      <text:p text:style-name="P17">{</text:p>
      <text:p text:style-name="P17"><text:s text:c="4"/><text:span text:style-name="T14">if</text:span>(index&gt;=0 || index &lt; m_dimension)</text:p>
      <text:p text:style-name="P17"><text:s text:c="8"/><text:span text:style-name="T14">return</text:span> m_data[index];</text:p>
      <text:p text:style-name="P17"><text:s text:c="4"/></text:p>
      <text:p text:style-name="P22"><text:span text:style-name="T1"><text:s text:c="4"/>cout&lt;&lt;</text:span>"You tried to reach an element that is out of the vector!\n"<text:span text:style-name="T1">;</text:span></text:p>
      <text:p text:style-name="P17"><text:soft-page-break/><text:s text:c="4"/><text:span text:style-name="T14">return</text:span> m_data[0];</text:p>
      <text:p text:style-name="P17">}</text:p>
      <text:p text:style-name="P17"/>
      <text:p text:style-name="P20">//Adds two vectors and returns a Vector object.</text:p>
      <text:p text:style-name="P17">Vector Vector::<text:span text:style-name="T14">operator</text:span>+ (<text:span text:style-name="T14">const</text:span> Vector&amp; secondOperand)</text:p>
      <text:p text:style-name="P17">{</text:p>
      <text:p text:style-name="P17"><text:s text:c="4"/>Vector result;</text:p>
      <text:p text:style-name="P17"><text:s text:c="4"/></text:p>
      <text:p text:style-name="P17"><text:s text:c="4"/><text:span text:style-name="T14">for</text:span>(<text:span text:style-name="T14">int</text:span> i=0; i&lt;m_dimension; i++)</text:p>
      <text:p text:style-name="P17"><text:s text:c="8"/>result.m_data[i]= m_data[i]+ secondOperand.m_data[i];</text:p>
      <text:p text:style-name="P17"><text:s text:c="4"/></text:p>
      <text:p text:style-name="P17"><text:s text:c="4"/><text:span text:style-name="T14">return</text:span> result;</text:p>
      <text:p text:style-name="P17">}</text:p>
      <text:p text:style-name="P17"/>
      <text:p text:style-name="P20">//Adds secondOperand's data to object, and returns this object. (Vector&amp;)</text:p>
      <text:p text:style-name="P17">Vector&amp; Vector::<text:span text:style-name="T14">operator</text:span>+= (<text:span text:style-name="T14">const</text:span> Vector&amp; secondOperand)</text:p>
      <text:p text:style-name="P17">{</text:p>
      <text:p text:style-name="P17"><text:s text:c="4"/><text:span text:style-name="T14">for</text:span>(<text:span text:style-name="T14">int</text:span> i=0; i&lt;m_dimension; i++)</text:p>
      <text:p text:style-name="P17"><text:s text:c="8"/>m_data[i] += secondOperand.m_data[i]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Subtracts two vectors and returns a Vector object.</text:p>
      <text:p text:style-name="P17">Vector Vector::<text:span text:style-name="T14">operator</text:span>- (<text:span text:style-name="T14">const</text:span> Vector&amp; secondOperand)</text:p>
      <text:p text:style-name="P17">{</text:p>
      <text:p text:style-name="P17"><text:s text:c="4"/>Vector result;</text:p>
      <text:p text:style-name="P17"><text:s text:c="4"/></text:p>
      <text:p text:style-name="P17"><text:s text:c="4"/><text:span text:style-name="T14">for</text:span>(<text:span text:style-name="T14">int</text:span> i=0; i&lt;m_dimension; i++)</text:p>
      <text:p text:style-name="P17"><text:s text:c="8"/>result.m_data[i] = m_data[i]- secondOperand.m_data[i];</text:p>
      <text:p text:style-name="P17"><text:s text:c="4"/></text:p>
      <text:p text:style-name="P17"><text:s text:c="4"/><text:span text:style-name="T14">return</text:span> result;</text:p>
      <text:p text:style-name="P17">}</text:p>
      <text:p text:style-name="P17"/>
      <text:p text:style-name="P20">//Subtracts secondOperand's data from object, and returns this object. (Vector&amp;)</text:p>
      <text:p text:style-name="P17">Vector&amp; Vector::<text:span text:style-name="T14">operator</text:span>-= (<text:span text:style-name="T14">const</text:span> Vector&amp; secondOperand)</text:p>
      <text:p text:style-name="P17">{</text:p>
      <text:p text:style-name="P17"><text:s text:c="4"/><text:span text:style-name="T14">for</text:span>(<text:span text:style-name="T14">int</text:span> i=0; i&lt;m_dimension; i++)</text:p>
      <text:p text:style-name="P17"><text:s text:c="8"/>m_data[i] -= secondOperand.m_data[i]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Dot Product.Multiplies each element of object with secondOperand's element and adds them.</text:p>
      <text:p text:style-name="P17"><text:span text:style-name="T14">double</text:span> Vector::<text:span text:style-name="T14">operator</text:span>* (<text:span text:style-name="T14">const</text:span> Vector&amp; secondOperand)</text:p>
      <text:p text:style-name="P17">{</text:p>
      <text:p text:style-name="P17"><text:s text:c="4"/><text:span text:style-name="T14">double</text:span> result=0;</text:p>
      <text:p text:style-name="P17"><text:soft-page-break/><text:s text:c="4"/></text:p>
      <text:p text:style-name="P17"><text:s text:c="4"/><text:span text:style-name="T14">for</text:span>(<text:span text:style-name="T14">int</text:span> i=0; i&lt;m_dimension; i++)</text:p>
      <text:p text:style-name="P17"><text:s text:c="8"/>result += m_data[i] * secondOperand.m_data[i];</text:p>
      <text:p text:style-name="P17"><text:s text:c="4"/></text:p>
      <text:p text:style-name="P17"><text:s text:c="4"/><text:span text:style-name="T14">return</text:span> result;</text:p>
      <text:p text:style-name="P17">}</text:p>
      <text:p text:style-name="P17"/>
      <text:p text:style-name="P20">//Multiples object's data with multiplier, and returns a Vector object.</text:p>
      <text:p text:style-name="P17">Vector Vector::<text:span text:style-name="T14">operator</text:span>* (<text:span text:style-name="T14">const</text:span> <text:span text:style-name="T14">double</text:span> multiplier)</text:p>
      <text:p text:style-name="P17">{</text:p>
      <text:p text:style-name="P17"><text:s text:c="4"/>Vector result;</text:p>
      <text:p text:style-name="P17"><text:s text:c="4"/></text:p>
      <text:p text:style-name="P17"><text:s text:c="4"/><text:span text:style-name="T14">for</text:span>(<text:span text:style-name="T14">int</text:span> i=0; i&lt;m_dimension; i++)</text:p>
      <text:p text:style-name="P17"><text:s text:c="8"/>result.m_data[i]= m_data[i]* multiplier;</text:p>
      <text:p text:style-name="P17"><text:s text:c="4"/></text:p>
      <text:p text:style-name="P17"><text:s text:c="4"/><text:span text:style-name="T14">return</text:span> result;</text:p>
      <text:p text:style-name="P17">}</text:p>
      <text:p text:style-name="P17"/>
      <text:p text:style-name="P20">//Multiplies secondOperand's data with object's data, and returns this object. (Vector&amp;)</text:p>
      <text:p text:style-name="P17">Vector&amp; Vector::<text:span text:style-name="T14">operator</text:span>*= (<text:span text:style-name="T14">const</text:span> <text:span text:style-name="T14">double</text:span> multiplier)</text:p>
      <text:p text:style-name="P17">{</text:p>
      <text:p text:style-name="P17"><text:s text:c="4"/><text:span text:style-name="T14">for</text:span>(<text:span text:style-name="T14">int</text:span> i=0; i&lt;m_dimension; i++)</text:p>
      <text:p text:style-name="P17"><text:s text:c="8"/>m_data[i]*= multiplier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Divides object's data to secondOperand's data, and returns a Vector object.</text:p>
      <text:p text:style-name="P17">Vector Vector::<text:span text:style-name="T14">operator</text:span>/ (<text:span text:style-name="T14">const</text:span> Vector&amp; secondOperand)</text:p>
      <text:p text:style-name="P17">{</text:p>
      <text:p text:style-name="P17"><text:s text:c="4"/>Vector result;</text:p>
      <text:p text:style-name="P17"><text:s text:c="4"/></text:p>
      <text:p text:style-name="P17"><text:s text:c="4"/><text:span text:style-name="T14">for</text:span>(<text:span text:style-name="T14">int</text:span> i=0; i&lt;m_dimension; i++)</text:p>
      <text:p text:style-name="P17"><text:s text:c="8"/>result.m_data[i]= m_data[i]/ secondOperand.m_data[i];</text:p>
      <text:p text:style-name="P17"><text:s text:c="4"/></text:p>
      <text:p text:style-name="P17"><text:s text:c="4"/><text:span text:style-name="T14">return</text:span> result;</text:p>
      <text:p text:style-name="P17">}</text:p>
      <text:p text:style-name="P17"/>
      <text:p text:style-name="P20">//Divides object's data to secondOperand's data, and returns this object. (Vector&amp;)</text:p>
      <text:p text:style-name="P17">Vector&amp; Vector::<text:span text:style-name="T14">operator</text:span>/= (<text:span text:style-name="T14">const</text:span> Vector&amp; secondOperand)</text:p>
      <text:p text:style-name="P17">{</text:p>
      <text:p text:style-name="P17"><text:s text:c="4"/><text:span text:style-name="T14">for</text:span>(<text:span text:style-name="T14">int</text:span> i=0; i&lt;m_dimension; i++)</text:p>
      <text:p text:style-name="P17"><text:s text:c="8"/>m_data[i] /= secondOperand.m_data[i]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<text:soft-page-break/>//Divides object's data to divider, and returns a Vector object.</text:p>
      <text:p text:style-name="P17">Vector Vector::<text:span text:style-name="T14">operator</text:span>/ (<text:span text:style-name="T14">const</text:span> <text:span text:style-name="T14">double</text:span> divider)</text:p>
      <text:p text:style-name="P17">{</text:p>
      <text:p text:style-name="P17"><text:s text:c="4"/>Vector result;</text:p>
      <text:p text:style-name="P17"><text:s text:c="4"/></text:p>
      <text:p text:style-name="P17"><text:s text:c="4"/><text:span text:style-name="T14">for</text:span>(<text:span text:style-name="T14">int</text:span> i=0; i&lt;m_dimension; i++)</text:p>
      <text:p text:style-name="P17"><text:s text:c="8"/>result.m_data[i]= m_data[i]/ divider;</text:p>
      <text:p text:style-name="P17"><text:s text:c="4"/></text:p>
      <text:p text:style-name="P17"><text:s text:c="4"/><text:span text:style-name="T14">return</text:span> result;</text:p>
      <text:p text:style-name="P17">}</text:p>
      <text:p text:style-name="P17"/>
      <text:p text:style-name="P20">//Divides object's data to divider, and returns this object. (Vector&amp;)</text:p>
      <text:p text:style-name="P17">Vector&amp; Vector::<text:span text:style-name="T14">operator</text:span>/= (<text:span text:style-name="T14">const</text:span> <text:span text:style-name="T14">double</text:span> divider)</text:p>
      <text:p text:style-name="P17">{</text:p>
      <text:p text:style-name="P17"><text:s text:c="4"/><text:span text:style-name="T14">for</text:span>(<text:span text:style-name="T14">int</text:span> i=0; i&lt;m_dimension; i++)</text:p>
      <text:p text:style-name="P17"><text:s text:c="8"/>m_data[i] /= divider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Calculates object's magnitude.</text:p>
      <text:p text:style-name="P17"><text:span text:style-name="T14">double</text:span> Vector::<text:span text:style-name="T14">operator</text:span>() ()</text:p>
      <text:p text:style-name="P17">{</text:p>
      <text:p text:style-name="P17"><text:s text:c="4"/><text:span text:style-name="T14">double</text:span> result = 0;</text:p>
      <text:p text:style-name="P17"><text:s text:c="4"/></text:p>
      <text:p text:style-name="P17"><text:s text:c="4"/><text:span text:style-name="T14">for</text:span>(<text:span text:style-name="T14">int</text:span> i=0; i&lt;m_dimension; i++)</text:p>
      <text:p text:style-name="P17"><text:s text:c="8"/>result += pow(m_data[i],2);</text:p>
      <text:p text:style-name="P17"><text:s text:c="4"/></text:p>
      <text:p text:style-name="P17"><text:s text:c="4"/><text:span text:style-name="T14">return</text:span> sqrt(result);</text:p>
      <text:p text:style-name="P17">}</text:p>
      <text:p text:style-name="P17"/>
      <text:p text:style-name="P20">//Multiply object with -1.</text:p>
      <text:p text:style-name="P17">Vector&amp; Vector::<text:span text:style-name="T14">operator</text:span>! ()</text:p>
      <text:p text:style-name="P17">{</text:p>
      <text:p text:style-name="P17"><text:s text:c="4"/><text:span text:style-name="T14">return</text:span> <text:s/>(*<text:span text:style-name="T14">this</text:span>)*=-1;</text:p>
      <text:p text:style-name="P17">}</text:p>
      <text:p text:style-name="P17"/>
      <text:p text:style-name="P19">/*****************************************</text:p>
      <text:p text:style-name="P19"><text:s/>* VectorImplementationTestMain.cpp <text:s text:c="5"/>*</text:p>
      <text:p text:style-name="P19"><text:s/>*****************************************</text:p>
      <text:p text:style-name="P19"><text:s/>* IDE : Xcode <text:s text:c="26"/>*</text:p>
      <text:p text:style-name="P19"><text:s/>* Author : Şafak AKINCI <text:s text:c="16"/>*</text:p>
      <text:p text:style-name="P19"><text:s/>* Experiment 6: Operator Overloading <text:s text:c="3"/>*</text:p>
      <text:p text:style-name="P19"><text:s/>*****************************************/</text:p>
      <text:p text:style-name="P17"/>
      <text:p text:style-name="P20"><text:span text:style-name="T14">#include </text:span><text:span text:style-name="T15">&lt;iostream&gt;</text:span><text:span text:style-name="T14"> <text:s text:c="16"/></text:span>//To use standart input and output functions like cin and cout.</text:p>
      <text:p text:style-name="P20"><text:span text:style-name="T14">#include </text:span><text:span text:style-name="T15">"VectorImplementation.h"</text:span><text:span text:style-name="T14"> <text:s text:c="2"/></text:span>//To know function prototypes of Vector class.</text:p>
      <text:p text:style-name="P20"><text:soft-page-break/><text:span text:style-name="T14">using</text:span><text:span text:style-name="T1"> </text:span><text:span text:style-name="T14">namespace</text:span><text:span text:style-name="T1"> std; <text:s text:c="15"/></text:span>//Use cin and cout functions under the std namespace.</text:p>
      <text:p text:style-name="P17"/>
      <text:p text:style-name="P17"/>
      <text:p text:style-name="P17"><text:span text:style-name="T14">void</text:span> TEST_Input (Vector&amp; vector)</text:p>
      <text:p text:style-name="P17">{</text:p>
      <text:p text:style-name="P17"><text:s text:c="4"/>cout&lt;&lt; <text:span text:style-name="T15">"+------------+"</text:span> &lt;&lt; endl</text:p>
      <text:p text:style-name="P22"><text:span text:style-name="T1"><text:s text:c="4"/>&lt;&lt; </text:span>"| INPUT TEST |"<text:span text:style-name="T1"> &lt;&lt; endl</text:span></text:p>
      <text:p text:style-name="P17"><text:s text:c="4"/>&lt;&lt; <text:span text:style-name="T15">"+------------+"</text:span> &lt;&lt; endl;</text:p>
      <text:p text:style-name="P17"><text:s text:c="4"/></text:p>
      <text:p text:style-name="P20"><text:span text:style-name="T1"><text:s text:c="4"/></text:span>//Takes inputs and they will be assigned to vector's m_data.</text:p>
      <text:p text:style-name="P17"><text:s text:c="4"/>cin&gt;&gt;vector;</text:p>
      <text:p text:style-name="P17">}</text:p>
      <text:p text:style-name="P17"/>
      <text:p text:style-name="P17"><text:span text:style-name="T14">void</text:span> TEST_Output (Vector&amp; vector)</text:p>
      <text:p text:style-name="P17">{</text:p>
      <text:p text:style-name="P17"><text:s text:c="4"/>cout&lt;&lt; <text:span text:style-name="T15">"+-------------+"</text:span> &lt;&lt; endl</text:p>
      <text:p text:style-name="P22"><text:span text:style-name="T1"><text:s text:c="4"/>&lt;&lt; </text:span>"| OUTPUT TEST |"<text:span text:style-name="T1"> &lt;&lt; endl</text:span></text:p>
      <text:p text:style-name="P22"><text:span text:style-name="T1"><text:s text:c="4"/>&lt;&lt; </text:span>"+-------------+"<text:span text:style-name="T1"> &lt;&lt; endl;</text:span></text:p>
      <text:p text:style-name="P17"><text:s text:c="4"/></text:p>
      <text:p text:style-name="P20"><text:span text:style-name="T1"><text:s text:c="4"/></text:span>//Prints vector's m_data to the console.</text:p>
      <text:p text:style-name="P17"><text:s text:c="4"/>cout&lt;&lt;vector&lt;&lt;endl;</text:p>
      <text:p text:style-name="P17">}</text:p>
      <text:p text:style-name="P17"/>
      <text:p text:style-name="P17"><text:span text:style-name="T14">void</text:span> TEST_CopyConstructor(Vector&amp; vector)</text:p>
      <text:p text:style-name="P17">{</text:p>
      <text:p text:style-name="P22"><text:span text:style-name="T1"><text:s text:c="4"/>cout&lt;&lt; </text:span>"+-----------------------+"<text:span text:style-name="T1"> &lt;&lt; endl</text:span></text:p>
      <text:p text:style-name="P22"><text:span text:style-name="T1"><text:s text:c="4"/>&lt;&lt; </text:span>"| COPY CONSTRUCTOR TEST |"<text:span text:style-name="T1"> &lt;&lt; endl</text:span></text:p>
      <text:p text:style-name="P22"><text:span text:style-name="T1"><text:s text:c="4"/>&lt;&lt; </text:span>"+-----------------------+"<text:span text:style-name="T1"> &lt;&lt; endl;</text:span></text:p>
      <text:p text:style-name="P17"><text:s text:c="4"/></text:p>
      <text:p text:style-name="P20"><text:span text:style-name="T1"><text:s text:c="4"/></text:span>//copy_vector is created as vector's copy. (Same dimension, Same data.)</text:p>
      <text:p text:style-name="P17"><text:s text:c="4"/>Vector copy_vector(vector);</text:p>
      <text:p text:style-name="P17"><text:s text:c="4"/></text:p>
      <text:p text:style-name="P17"><text:s text:c="4"/>cout &lt;&lt; <text:span text:style-name="T15">"Original Vector : "</text:span> &lt;&lt;vector&lt;&lt; endl&lt;&lt; <text:span text:style-name="T15">"Copy Vector : "</text:span>&lt;&lt;copy_vector &lt;&lt; endl;</text:p>
      <text:p text:style-name="P17">}</text:p>
      <text:p text:style-name="P17"/>
      <text:p text:style-name="P17"><text:span text:style-name="T14">void</text:span> TEST_Assignment(Vector&amp; vector)</text:p>
      <text:p text:style-name="P17">{</text:p>
      <text:p text:style-name="P22"><text:span text:style-name="T1"><text:s text:c="4"/>cout&lt;&lt; </text:span>"+-----------------+"<text:span text:style-name="T1"> &lt;&lt; endl</text:span></text:p>
      <text:p text:style-name="P22"><text:span text:style-name="T1"><text:s text:c="4"/>&lt;&lt; </text:span>"| ASSIGNMENT TEST |"<text:span text:style-name="T1"> &lt;&lt; endl</text:span></text:p>
      <text:p text:style-name="P22"><text:span text:style-name="T1"><text:s text:c="4"/>&lt;&lt; </text:span>"+-----------------+"<text:span text:style-name="T1"> &lt;&lt; endl;</text:span></text:p>
      <text:p text:style-name="P17"><text:s text:c="4"/></text:p>
      <text:p text:style-name="P20"><text:span text:style-name="T1"><text:s text:c="4"/></text:span>//copy_vector is created, default constructor is called for it. (m_dimension = 3)</text:p>
      <text:p text:style-name="P17"><text:s text:c="4"/>Vector copy_vector;</text:p>
      <text:p text:style-name="P17"><text:s text:c="4"/></text:p>
      <text:p text:style-name="P20"><text:span text:style-name="T1"><text:s text:c="4"/></text:span>//vector's members are assigned to copy_vector.</text:p>
      <text:p text:style-name="P17"><text:s text:c="4"/>copy_vector = vector;</text:p>
      <text:p text:style-name="P17"><text:s text:c="4"/></text:p>
      <text:p text:style-name="P17"><text:soft-page-break/><text:s text:c="4"/>cout &lt;&lt; <text:span text:style-name="T15">"Original Vector : "</text:span> &lt;&lt; vector &lt;&lt; endl &lt;&lt; <text:span text:style-name="T15">"Assignment Copy Vector : "</text:span> &lt;&lt; copy_vector &lt;&lt; endl;</text:p>
      <text:p text:style-name="P17">}</text:p>
      <text:p text:style-name="P17"/>
      <text:p text:style-name="P17"><text:span text:style-name="T14">void</text:span> TEST_Equal(Vector&amp; vector1, Vector&amp; vector2)</text:p>
      <text:p text:style-name="P17">{</text:p>
      <text:p text:style-name="P17"><text:s text:c="4"/>cout&lt;&lt; <text:span text:style-name="T15">"+------------+"</text:span> &lt;&lt; endl</text:p>
      <text:p text:style-name="P22"><text:span text:style-name="T1"><text:s text:c="4"/>&lt;&lt; </text:span>"| EQUAL TEST |"<text:span text:style-name="T1"> &lt;&lt; endl</text:span></text:p>
      <text:p text:style-name="P17"><text:s text:c="4"/>&lt;&lt; <text:span text:style-name="T15">"+------------+"</text:span> &lt;&lt; endl;</text:p>
      <text:p text:style-name="P17"><text:s text:c="4"/></text:p>
      <text:p text:style-name="P20"><text:span text:style-name="T1"><text:s text:c="4"/></text:span>//Checks vectors are equal.</text:p>
      <text:p text:style-name="P17"><text:s text:c="4"/><text:span text:style-name="T14">if</text:span> (vector1 == vector2)</text:p>
      <text:p text:style-name="P17"><text:s text:c="8"/>cout &lt;&lt; vector1 &lt;&lt; <text:span text:style-name="T15">" is equal to "</text:span> &lt;&lt; vector2 &lt;&lt; endl;</text:p>
      <text:p text:style-name="P17"><text:s text:c="4"/><text:span text:style-name="T14">else</text:span></text:p>
      <text:p text:style-name="P17"><text:s text:c="8"/>cout &lt;&lt; vector1 &lt;&lt; <text:span text:style-name="T15">" is not equal to "</text:span> &lt;&lt; vector2 &lt;&lt; endl;</text:p>
      <text:p text:style-name="P17">}</text:p>
      <text:p text:style-name="P17"/>
      <text:p text:style-name="P17"><text:span text:style-name="T14">void</text:span> TEST_Not_Equal(Vector&amp; vector1, Vector&amp; vector2)</text:p>
      <text:p text:style-name="P17">{</text:p>
      <text:p text:style-name="P22"><text:span text:style-name="T1"><text:s text:c="4"/>cout&lt;&lt; </text:span>"+----------------+"<text:span text:style-name="T1"> &lt;&lt; endl</text:span></text:p>
      <text:p text:style-name="P22"><text:span text:style-name="T1"><text:s text:c="4"/>&lt;&lt; </text:span>"| NOT EQUAL TEST |"<text:span text:style-name="T1"> &lt;&lt; endl</text:span></text:p>
      <text:p text:style-name="P22"><text:span text:style-name="T1"><text:s text:c="4"/>&lt;&lt; </text:span>"+----------------+"<text:span text:style-name="T1"> &lt;&lt; endl;</text:span></text:p>
      <text:p text:style-name="P17"><text:s text:c="4"/></text:p>
      <text:p text:style-name="P20"><text:span text:style-name="T1"><text:s text:c="4"/></text:span>//Checks vector are not equal.</text:p>
      <text:p text:style-name="P17"><text:s text:c="4"/><text:span text:style-name="T14">if</text:span>(vector1 != vector2)</text:p>
      <text:p text:style-name="P17"><text:s text:c="8"/>cout &lt;&lt; vector1 &lt;&lt; <text:span text:style-name="T15">" is not equal to "</text:span> &lt;&lt; vector2 &lt;&lt; endl;</text:p>
      <text:p text:style-name="P17"><text:s text:c="4"/><text:span text:style-name="T14">else</text:span></text:p>
      <text:p text:style-name="P17"><text:s text:c="8"/>cout &lt;&lt; vector1 &lt;&lt; <text:span text:style-name="T15">" is equal to "</text:span> &lt;&lt; vector2 &lt;&lt; endl;</text:p>
      <text:p text:style-name="P17"><text:s text:c="4"/></text:p>
      <text:p text:style-name="P17">}</text:p>
      <text:p text:style-name="P17"/>
      <text:p text:style-name="P17"><text:span text:style-name="T14">void</text:span> TEST_LESS_THAN(Vector&amp; vector1, Vector&amp; vector2)</text:p>
      <text:p text:style-name="P17">{</text:p>
      <text:p text:style-name="P17"><text:s text:c="4"/></text:p>
      <text:p text:style-name="P22"><text:span text:style-name="T1"><text:s text:c="4"/>cout&lt;&lt; </text:span>"+----------------+"<text:span text:style-name="T1"> &lt;&lt; endl</text:span></text:p>
      <text:p text:style-name="P22"><text:span text:style-name="T1"><text:s text:c="4"/>&lt;&lt; </text:span>"| LESS THAN TEST |"<text:span text:style-name="T1"> &lt;&lt; endl</text:span></text:p>
      <text:p text:style-name="P22"><text:span text:style-name="T1"><text:s text:c="4"/>&lt;&lt; </text:span>"+----------------+"<text:span text:style-name="T1"> &lt;&lt; endl;</text:span></text:p>
      <text:p text:style-name="P17"><text:s text:c="4"/></text:p>
      <text:p text:style-name="P20"><text:span text:style-name="T1"><text:s text:c="4"/></text:span>//Checks the left-hand side vectors is less than the other or not.</text:p>
      <text:p text:style-name="P17"><text:s text:c="4"/><text:span text:style-name="T14">if</text:span> (vector1 &lt; vector2)</text:p>
      <text:p text:style-name="P17"><text:s text:c="8"/>cout &lt;&lt; vector1 &lt;&lt; <text:span text:style-name="T15">" is less than "</text:span> &lt;&lt; vector2 &lt;&lt; endl;</text:p>
      <text:p text:style-name="P17"><text:s text:c="4"/><text:span text:style-name="T14">else</text:span></text:p>
      <text:p text:style-name="P17"><text:s text:c="8"/>cout &lt;&lt; vector1 &lt;&lt; <text:span text:style-name="T15">" is not less than "</text:span> &lt;&lt; vector2 &lt;&lt; endl;</text:p>
      <text:p text:style-name="P17"><text:s text:c="4"/></text:p>
      <text:p text:style-name="P17">}</text:p>
      <text:p text:style-name="P17"/>
      <text:p text:style-name="P17"><text:span text:style-name="T14">void</text:span> TEST_LESS_THAN_OR_EQUAL(Vector&amp; vector1, Vector&amp; vector2)</text:p>
      <text:p text:style-name="P17">{</text:p>
      <text:p text:style-name="P22"><text:soft-page-break/><text:span text:style-name="T1"><text:s text:c="4"/>cout&lt;&lt; </text:span>"+-------------------------+"<text:span text:style-name="T1"> &lt;&lt; endl</text:span></text:p>
      <text:p text:style-name="P22"><text:span text:style-name="T1"><text:s text:c="4"/>&lt;&lt; </text:span>"| LESS THAN OR EQUAL TEST |"<text:span text:style-name="T1"> &lt;&lt; endl</text:span></text:p>
      <text:p text:style-name="P22"><text:span text:style-name="T1"><text:s text:c="4"/>&lt;&lt; </text:span>"+-------------------------+"<text:span text:style-name="T1"> &lt;&lt; endl;</text:span></text:p>
      <text:p text:style-name="P17"><text:s text:c="4"/></text:p>
      <text:p text:style-name="P20"><text:span text:style-name="T1"><text:s text:c="4"/></text:span>//Checks the left-hand side vectors is less than or equal to the other or not.</text:p>
      <text:p text:style-name="P17"><text:s text:c="4"/><text:span text:style-name="T14">if</text:span> (vector1 &lt;= vector2)</text:p>
      <text:p text:style-name="P17"><text:s text:c="8"/>cout &lt;&lt; vector1 &lt;&lt; <text:span text:style-name="T15">" is less than or equal to "</text:span> &lt;&lt; vector2 &lt;&lt; endl;</text:p>
      <text:p text:style-name="P17"><text:s text:c="4"/><text:span text:style-name="T14">else</text:span></text:p>
      <text:p text:style-name="P17"><text:s text:c="8"/>cout &lt;&lt; vector1 &lt;&lt; <text:span text:style-name="T15">" is not less than or equal to"</text:span> &lt;&lt; vector2 &lt;&lt; endl;</text:p>
      <text:p text:style-name="P17"><text:s text:c="4"/></text:p>
      <text:p text:style-name="P17">}</text:p>
      <text:p text:style-name="P17"/>
      <text:p text:style-name="P17"><text:span text:style-name="T14">void</text:span> TEST_GREATER_THAN(Vector&amp; vector1, Vector&amp; vector2)</text:p>
      <text:p text:style-name="P17">{</text:p>
      <text:p text:style-name="P22"><text:span text:style-name="T1"><text:s text:c="4"/>cout&lt;&lt; </text:span>"+--------------------+"<text:span text:style-name="T1"> &lt;&lt; endl</text:span></text:p>
      <text:p text:style-name="P22"><text:span text:style-name="T1"><text:s text:c="4"/>&lt;&lt; </text:span>"| GREATER THAN <text:s/>TEST |"<text:span text:style-name="T1"> &lt;&lt; endl</text:span></text:p>
      <text:p text:style-name="P22"><text:span text:style-name="T1"><text:s text:c="4"/>&lt;&lt; </text:span>"+--------------------+"<text:span text:style-name="T1"> &lt;&lt; endl;</text:span></text:p>
      <text:p text:style-name="P17"><text:s text:c="4"/></text:p>
      <text:p text:style-name="P20"><text:span text:style-name="T1"><text:s text:c="4"/></text:span>//Checks the left-hand side vectors is greater than the other or not.</text:p>
      <text:p text:style-name="P17"><text:s text:c="4"/><text:span text:style-name="T14">if</text:span> (vector1 &gt; vector2)</text:p>
      <text:p text:style-name="P17"><text:s text:c="8"/>cout &lt;&lt; vector1 &lt;&lt; <text:span text:style-name="T15">" is greater than "</text:span> &lt;&lt; vector2 &lt;&lt; endl;</text:p>
      <text:p text:style-name="P17"><text:s text:c="4"/><text:span text:style-name="T14">else</text:span></text:p>
      <text:p text:style-name="P17"><text:s text:c="8"/>cout &lt;&lt; vector1 &lt;&lt; <text:span text:style-name="T15">" is not greater than "</text:span> &lt;&lt; vector2 &lt;&lt; endl;</text:p>
      <text:p text:style-name="P17">}</text:p>
      <text:p text:style-name="P17"/>
      <text:p text:style-name="P17"><text:span text:style-name="T14">void</text:span> TEST_GREATER_THAN_OR_EQUAL(Vector&amp; vector1, Vector&amp; vector2)</text:p>
      <text:p text:style-name="P17">{</text:p>
      <text:p text:style-name="P22"><text:span text:style-name="T1"><text:s text:c="4"/>cout&lt;&lt; </text:span>"+----------------------------+"<text:span text:style-name="T1"> &lt;&lt; endl</text:span></text:p>
      <text:p text:style-name="P22"><text:span text:style-name="T1"><text:s text:c="4"/>&lt;&lt; </text:span>"| GREATER THAN OR EQUAL TEST |"<text:span text:style-name="T1"> &lt;&lt; endl</text:span></text:p>
      <text:p text:style-name="P22"><text:span text:style-name="T1"><text:s text:c="4"/>&lt;&lt; </text:span>"+----------------------------+"<text:span text:style-name="T1"> &lt;&lt; endl;</text:span></text:p>
      <text:p text:style-name="P17"><text:s text:c="4"/></text:p>
      <text:p text:style-name="P20"><text:span text:style-name="T1"><text:s text:c="4"/></text:span>//Checks the left-hand side vectors is greater than or equal than the other or not.</text:p>
      <text:p text:style-name="P17"><text:s text:c="4"/><text:span text:style-name="T14">if</text:span> (vector1 &gt;= vector2)</text:p>
      <text:p text:style-name="P17"><text:s text:c="8"/>cout &lt;&lt; vector1 &lt;&lt; <text:span text:style-name="T15">" is greater than or equal to "</text:span> &lt;&lt; vector2 &lt;&lt; endl;</text:p>
      <text:p text:style-name="P17"><text:s text:c="4"/><text:span text:style-name="T14">else</text:span></text:p>
      <text:p text:style-name="P17"><text:s text:c="8"/>cout &lt;&lt; vector1 &lt;&lt; <text:span text:style-name="T15">" is not greater than or equal to "</text:span> &lt;&lt; vector2 &lt;&lt; endl;</text:p>
      <text:p text:style-name="P17">}</text:p>
      <text:p text:style-name="P17"/>
      <text:p text:style-name="P17"><text:span text:style-name="T14">void</text:span> TEST_Subscription(Vector&amp; vector, <text:span text:style-name="T14">int</text:span> i, <text:span text:style-name="T14">double</text:span> newValue)</text:p>
      <text:p text:style-name="P17">{</text:p>
      <text:p text:style-name="P22"><text:span text:style-name="T1"><text:s text:c="4"/>cout&lt;&lt; </text:span>"+-------------------+"<text:span text:style-name="T1"> &lt;&lt; endl</text:span></text:p>
      <text:p text:style-name="P22"><text:span text:style-name="T1"><text:s text:c="4"/>&lt;&lt; </text:span>"| SUBSCRIPTION TEST |"<text:span text:style-name="T1"> &lt;&lt; endl</text:span></text:p>
      <text:p text:style-name="P22"><text:span text:style-name="T1"><text:s text:c="4"/>&lt;&lt; </text:span>"+-------------------+"<text:span text:style-name="T1"> &lt;&lt; endl;</text:span></text:p>
      <text:p text:style-name="P17"><text:s text:c="4"/></text:p>
      <text:p text:style-name="P17"><text:s text:c="4"/>cout &lt;&lt; <text:span text:style-name="T15">"Vector itself : "</text:span> &lt;&lt; vector &lt;&lt; endl;</text:p>
      <text:p text:style-name="P17"><text:s text:c="4"/>cout &lt;&lt; <text:span text:style-name="T15">"Get vector["</text:span> &lt;&lt; i &lt;&lt; <text:span text:style-name="T15">"] = "</text:span> &lt;&lt; vector[i] &lt;&lt; endl;</text:p>
      <text:p text:style-name="P17"><text:s text:c="4"/></text:p>
      <text:p text:style-name="P20"><text:soft-page-break/><text:span text:style-name="T1"><text:s text:c="4"/></text:span>//newValue is assigned to vector's i th element.</text:p>
      <text:p text:style-name="P17"><text:s text:c="4"/>vector[i] = newValue;</text:p>
      <text:p text:style-name="P17"><text:s text:c="4"/>cout &lt;&lt; <text:span text:style-name="T15">"Set vector["</text:span> &lt;&lt; i &lt;&lt; <text:span text:style-name="T15">"] to "</text:span>&lt;&lt;newValue&lt;&lt;<text:span text:style-name="T15">", then vector["</text:span> &lt;&lt; i &lt;&lt; <text:span text:style-name="T15">"] ="</text:span> &lt;&lt; vector[i] &lt;&lt; endl;</text:p>
      <text:p text:style-name="P17">}</text:p>
      <text:p text:style-name="P17"/>
      <text:p text:style-name="P17"><text:span text:style-name="T14">void</text:span> TEST_Addition(Vector&amp; vector1, Vector&amp; vector2)</text:p>
      <text:p text:style-name="P17">{</text:p>
      <text:p text:style-name="P17"><text:s text:c="4"/>cout&lt;&lt; <text:span text:style-name="T15">"+---------------+"</text:span> &lt;&lt; endl</text:p>
      <text:p text:style-name="P22"><text:span text:style-name="T1"><text:s text:c="4"/>&lt;&lt; </text:span>"| ADDITION TEST |"<text:span text:style-name="T1"> &lt;&lt; endl</text:span></text:p>
      <text:p text:style-name="P22"><text:span text:style-name="T1"><text:s text:c="4"/>&lt;&lt; </text:span>"+---------------+"<text:span text:style-name="T1"> &lt;&lt; endl;</text:span></text:p>
      <text:p text:style-name="P17"><text:s text:c="4"/></text:p>
      <text:p text:style-name="P20"><text:span text:style-name="T1"><text:s text:c="4"/></text:span>//Addition operator adds given vectors, and returns final vector. Returned vector is assigned to result the type of vector.</text:p>
      <text:p text:style-name="P17"><text:s text:c="4"/>Vector result = vector1 + vector2;</text:p>
      <text:p text:style-name="P17"><text:s text:c="4"/>cout &lt;&lt; vector1 &lt;&lt; <text:span text:style-name="T15">" + "</text:span> &lt;&lt; vector2 &lt;&lt; <text:span text:style-name="T15">" = "</text:span> &lt;&lt; result &lt;&lt; endl;</text:p>
      <text:p text:style-name="P17">}</text:p>
      <text:p text:style-name="P17"/>
      <text:p text:style-name="P17"><text:span text:style-name="T14">void</text:span> TEST_AdditionOver(Vector vector1, Vector vector2)</text:p>
      <text:p text:style-name="P17">{</text:p>
      <text:p text:style-name="P22"><text:span text:style-name="T1"><text:s text:c="4"/>cout&lt;&lt; </text:span>"+--------------------+"<text:span text:style-name="T1"> &lt;&lt; endl</text:span></text:p>
      <text:p text:style-name="P22"><text:span text:style-name="T1"><text:s text:c="4"/>&lt;&lt; </text:span>"| ADDITION OVER TEST |"<text:span text:style-name="T1"> &lt;&lt; endl</text:span></text:p>
      <text:p text:style-name="P22"><text:span text:style-name="T1"><text:s text:c="4"/>&lt;&lt; </text:span>"+--------------------+"<text:span text:style-name="T1"> &lt;&lt; endl;</text:span></text:p>
      <text:p text:style-name="P20"><text:span text:style-name="T1"><text:s text:c="4"/></text:span>//Addition Over operator adds vector2 to vector1, and returns vector1.</text:p>
      <text:p text:style-name="P17"><text:s text:c="4"/>cout &lt;&lt; <text:span text:style-name="T15">"Vector 1 Before Addition over: "</text:span> &lt;&lt; vector1 &lt;&lt; endl; vector1 += vector2;</text:p>
      <text:p text:style-name="P17"><text:s text:c="4"/>cout &lt;&lt; <text:span text:style-name="T15">"Vector 1 After Addition over: "</text:span> &lt;&lt; vector1 &lt;&lt; endl;</text:p>
      <text:p text:style-name="P17">}</text:p>
      <text:p text:style-name="P17"/>
      <text:p text:style-name="P17"><text:span text:style-name="T14">void</text:span> TEST_Substraction(Vector&amp; vector1, Vector&amp; vector2)</text:p>
      <text:p text:style-name="P17">{</text:p>
      <text:p text:style-name="P22"><text:span text:style-name="T1"><text:s text:c="4"/>cout&lt;&lt; </text:span>"+--------------------+"<text:span text:style-name="T1"> &lt;&lt; endl</text:span></text:p>
      <text:p text:style-name="P22"><text:span text:style-name="T1"><text:s text:c="4"/>&lt;&lt; </text:span>"| <text:s/>SUBTRACTION TEST <text:s/>|"<text:span text:style-name="T1"> &lt;&lt; endl</text:span></text:p>
      <text:p text:style-name="P22"><text:span text:style-name="T1"><text:s text:c="4"/>&lt;&lt; </text:span>"+--------------------+"<text:span text:style-name="T1"> &lt;&lt; endl;</text:span></text:p>
      <text:p text:style-name="P17"><text:s text:c="4"/></text:p>
      <text:p text:style-name="P20"><text:span text:style-name="T1"><text:s text:c="4"/></text:span>//Subtraction operator subtracts given vectors, and returns final vector. Returned vector is assigned to result the type of vector.</text:p>
      <text:p text:style-name="P17"><text:s text:c="4"/>Vector result = vector1 - vector2;</text:p>
      <text:p text:style-name="P17"><text:s text:c="4"/>cout &lt;&lt; vector1 &lt;&lt; <text:span text:style-name="T15">" - "</text:span> &lt;&lt; vector2 &lt;&lt; <text:span text:style-name="T15">" = "</text:span> &lt;&lt; result &lt;&lt; endl;</text:p>
      <text:p text:style-name="P17">}</text:p>
      <text:p text:style-name="P17"/>
      <text:p text:style-name="P17"><text:span text:style-name="T14">void</text:span> TEST_SubstractionOver(Vector vector1, Vector vector2)</text:p>
      <text:p text:style-name="P17">{</text:p>
      <text:p text:style-name="P22"><text:span text:style-name="T1"><text:s text:c="4"/>cout&lt;&lt; </text:span>"+-----------------------+"<text:span text:style-name="T1"> &lt;&lt; endl</text:span></text:p>
      <text:p text:style-name="P22"><text:span text:style-name="T1"><text:s text:c="4"/>&lt;&lt; </text:span>"| SUBTRACTION OVER TEST |"<text:span text:style-name="T1"> &lt;&lt; endl</text:span></text:p>
      <text:p text:style-name="P22"><text:span text:style-name="T1"><text:s text:c="4"/>&lt;&lt; </text:span>"+-----------------------+"<text:span text:style-name="T1"> &lt;&lt; endl;</text:span></text:p>
      <text:p text:style-name="P20"><text:span text:style-name="T1"><text:s text:c="4"/></text:span>//Subtraction Over operator subtracts vector2 from vector1, and returns vector1.</text:p>
      <text:p text:style-name="P17"><text:s text:c="4"/>cout &lt;&lt; <text:span text:style-name="T15">"Vector 1 Before Subtraction over: "</text:span> &lt;&lt; vector1 &lt;&lt; endl; vector1 -= vector2;</text:p>
      <text:p text:style-name="P22"><text:span text:style-name="T1"><text:s text:c="4"/>cout &lt;&lt; </text:span>"Vector 1 After Subtraction over: "<text:span text:style-name="T1"> &lt;&lt; vector1 &lt;&lt; endl;</text:span></text:p>
      <text:p text:style-name="P17"><text:soft-page-break/>}</text:p>
      <text:p text:style-name="P17"/>
      <text:p text:style-name="P17"><text:span text:style-name="T14">void</text:span> TEST_DotProduct(Vector&amp; vector1, Vector&amp; vector2)</text:p>
      <text:p text:style-name="P17">{</text:p>
      <text:p text:style-name="P22"><text:span text:style-name="T1"><text:s text:c="4"/>cout&lt;&lt; </text:span>"+------------------+"<text:span text:style-name="T1"> &lt;&lt; endl</text:span></text:p>
      <text:p text:style-name="P22"><text:span text:style-name="T1"><text:s text:c="4"/>&lt;&lt; </text:span>"| DOT PRODUCT TEST |"<text:span text:style-name="T1"> &lt;&lt; endl</text:span></text:p>
      <text:p text:style-name="P22"><text:span text:style-name="T1"><text:s text:c="4"/>&lt;&lt; </text:span>"+------------------+"<text:span text:style-name="T1"> &lt;&lt; endl;</text:span></text:p>
      <text:p text:style-name="P17"><text:s text:c="4"/></text:p>
      <text:p text:style-name="P20"><text:span text:style-name="T1"><text:s text:c="4"/></text:span>//Each element of vector1 and vector2 will multiply each other and add, the final result is called DOT PRODUCT.</text:p>
      <text:p text:style-name="P17"><text:s text:c="4"/>cout &lt;&lt; vector1 &lt;&lt; <text:span text:style-name="T15">" - "</text:span> &lt;&lt; vector2 &lt;&lt; <text:span text:style-name="T15">" = "</text:span> &lt;&lt; vector1*vector2 &lt;&lt;endl;</text:p>
      <text:p text:style-name="P17">}</text:p>
      <text:p text:style-name="P17"/>
      <text:p text:style-name="P17"><text:span text:style-name="T14">void</text:span> TEST_Constant_Multiplication(Vector&amp; vector1, <text:span text:style-name="T14">double</text:span> constant_value)</text:p>
      <text:p text:style-name="P17">{</text:p>
      <text:p text:style-name="P22"><text:span text:style-name="T1"><text:s text:c="4"/>cout&lt;&lt; </text:span>"+------------------------------+"<text:span text:style-name="T1"> &lt;&lt; endl</text:span></text:p>
      <text:p text:style-name="P22"><text:span text:style-name="T1"><text:s text:c="4"/>&lt;&lt; </text:span>"| CONSTANT MULTIPLICATION TEST |"<text:span text:style-name="T1"> &lt;&lt; endl</text:span></text:p>
      <text:p text:style-name="P22"><text:span text:style-name="T1"><text:s text:c="4"/>&lt;&lt; </text:span>"+------------------------------+"<text:span text:style-name="T1"> &lt;&lt; endl;</text:span></text:p>
      <text:p text:style-name="P17"><text:s text:c="4"/></text:p>
      <text:p text:style-name="P20"><text:span text:style-name="T1"><text:s text:c="4"/></text:span>//vector1's elements will multiply with constant_value and this operator returns a vector, it is assigned to result (Vector).</text:p>
      <text:p text:style-name="P17"><text:s text:c="4"/>Vector result = vector1*constant_value;</text:p>
      <text:p text:style-name="P17"><text:s text:c="4"/>cout &lt;&lt; vector1 &lt;&lt; <text:span text:style-name="T15">" * "</text:span> &lt;&lt; constant_value &lt;&lt; <text:span text:style-name="T15">" = "</text:span> &lt;&lt; result &lt;&lt; endl;</text:p>
      <text:p text:style-name="P17">}</text:p>
      <text:p text:style-name="P17"/>
      <text:p text:style-name="P17"><text:span text:style-name="T14">void</text:span> TEST_Constant_MultiplicationOver(Vector vector, <text:span text:style-name="T14">double</text:span> constant_value)</text:p>
      <text:p text:style-name="P17">{</text:p>
      <text:p text:style-name="P22"><text:span text:style-name="T1"><text:s text:c="4"/>cout&lt;&lt; </text:span>"+-----------------------------+"<text:span text:style-name="T1"> &lt;&lt; endl</text:span></text:p>
      <text:p text:style-name="P22"><text:span text:style-name="T1"><text:s text:c="4"/>&lt;&lt; </text:span>"| CONSTANT MULTIPLICATIN OVER |"<text:span text:style-name="T1"> &lt;&lt; endl</text:span></text:p>
      <text:p text:style-name="P22"><text:span text:style-name="T1"><text:s text:c="4"/>&lt;&lt; </text:span>"+-----------------------------+"<text:span text:style-name="T1"> &lt;&lt; endl;</text:span></text:p>
      <text:p text:style-name="P17"><text:s text:c="4"/></text:p>
      <text:p text:style-name="P22"><text:span text:style-name="T1"><text:s text:c="4"/>cout &lt;&lt; </text:span>"Vector Before Constant Multiplication over: "<text:span text:style-name="T1"> &lt;&lt; vector &lt;&lt; endl;</text:span></text:p>
      <text:p text:style-name="P20"><text:span text:style-name="T1"><text:s text:c="4"/></text:span>//Multiplication Over operator multiply vector with constant_value and operator returns this vector.</text:p>
      <text:p text:style-name="P17"><text:s text:c="4"/>vector *= constant_value;</text:p>
      <text:p text:style-name="P22"><text:span text:style-name="T1"><text:s text:c="4"/>cout &lt;&lt; </text:span>"Vector After Constant Multiplication over: "<text:span text:style-name="T1"> &lt;&lt; vector &lt;&lt; endl;</text:span></text:p>
      <text:p text:style-name="P17">}</text:p>
      <text:p text:style-name="P17"/>
      <text:p text:style-name="P17"><text:span text:style-name="T14">void</text:span> TEST_Division(Vector&amp; vector1, Vector&amp; vector2)</text:p>
      <text:p text:style-name="P17">{</text:p>
      <text:p text:style-name="P17"><text:s text:c="4"/>cout&lt;&lt; <text:span text:style-name="T15">"+---------------+"</text:span> &lt;&lt; endl</text:p>
      <text:p text:style-name="P22"><text:span text:style-name="T1"><text:s text:c="4"/>&lt;&lt; </text:span>"| DIVISION TEST |"<text:span text:style-name="T1"> &lt;&lt; endl</text:span></text:p>
      <text:p text:style-name="P22"><text:span text:style-name="T1"><text:s text:c="4"/>&lt;&lt; </text:span>"+---------------+"<text:span text:style-name="T1"> &lt;&lt; endl;</text:span></text:p>
      <text:p text:style-name="P17"><text:s text:c="4"/></text:p>
      <text:p text:style-name="P20"><text:span text:style-name="T1"><text:s text:c="4"/></text:span>//vector1's data will divide to vector2's data and Division operator returns a vector, returned vector will assign to result (Vector).</text:p>
      <text:p text:style-name="P17"><text:s text:c="4"/>Vector result = vector1/vector2;</text:p>
      <text:p text:style-name="P17"><text:s text:c="4"/>cout &lt;&lt; vector1 &lt;&lt; <text:span text:style-name="T15">" / "</text:span> &lt;&lt; vector2 &lt;&lt; <text:span text:style-name="T15">" = "</text:span> &lt;&lt; result &lt;&lt; endl;</text:p>
      <text:p text:style-name="P17">}</text:p>
      <text:p text:style-name="P17"><text:soft-page-break/></text:p>
      <text:p text:style-name="P17"><text:span text:style-name="T14">void</text:span> TEST_DivisionOver(Vector vector1, Vector vector2)</text:p>
      <text:p text:style-name="P17">{</text:p>
      <text:p text:style-name="P22"><text:span text:style-name="T1"><text:s text:c="4"/>cout&lt;&lt; </text:span>"+--------------------+"<text:span text:style-name="T1"> &lt;&lt; endl</text:span></text:p>
      <text:p text:style-name="P22"><text:span text:style-name="T1"><text:s text:c="4"/>&lt;&lt; </text:span>"| DIVISION OVER TEST |"<text:span text:style-name="T1"> &lt;&lt; endl</text:span></text:p>
      <text:p text:style-name="P22"><text:span text:style-name="T1"><text:s text:c="4"/>&lt;&lt; </text:span>"+--------------------+"<text:span text:style-name="T1"> &lt;&lt; endl;</text:span></text:p>
      <text:p text:style-name="P17"><text:s text:c="4"/></text:p>
      <text:p text:style-name="P22"><text:span text:style-name="T1"><text:s text:c="4"/>cout &lt;&lt; </text:span>"Vector 1 Before Division over: "<text:span text:style-name="T1"> &lt;&lt; vector1 &lt;&lt; endl;</text:span></text:p>
      <text:p text:style-name="P20"><text:span text:style-name="T1"><text:s text:c="4"/></text:span>//Division Over operator divides vector1 to vector2 and operator returns this vector.</text:p>
      <text:p text:style-name="P17"><text:s text:c="4"/>vector1 /= vector2;</text:p>
      <text:p text:style-name="P17"><text:s text:c="4"/>cout &lt;&lt; <text:span text:style-name="T15">"Vector 1 After Division over: "</text:span> &lt;&lt; vector1 &lt;&lt; endl;</text:p>
      <text:p text:style-name="P17">}</text:p>
      <text:p text:style-name="P17"/>
      <text:p text:style-name="P17"><text:span text:style-name="T14">void</text:span> TEST_Constant_Division(Vector&amp; vector1, <text:span text:style-name="T14">double</text:span> constant_value)</text:p>
      <text:p text:style-name="P17">{</text:p>
      <text:p text:style-name="P22"><text:span text:style-name="T1"><text:s text:c="4"/>cout&lt;&lt; </text:span>"+------------------------+"<text:span text:style-name="T1"> &lt;&lt; endl</text:span></text:p>
      <text:p text:style-name="P22"><text:span text:style-name="T1"><text:s text:c="4"/>&lt;&lt; </text:span>"| CONSTANT DIVISION TEST |"<text:span text:style-name="T1"> &lt;&lt; endl</text:span></text:p>
      <text:p text:style-name="P22"><text:span text:style-name="T1"><text:s text:c="4"/>&lt;&lt; </text:span>"+------------------------+"<text:span text:style-name="T1"> &lt;&lt; endl;</text:span></text:p>
      <text:p text:style-name="P17"><text:s text:c="4"/></text:p>
      <text:p text:style-name="P20"><text:span text:style-name="T1"><text:s text:c="4"/></text:span>//Division operator divides vector to constant_value and operator returns a vector, returned vector will assign to result (Vector).</text:p>
      <text:p text:style-name="P17"><text:s text:c="4"/>Vector result = vector1 / constant_value;</text:p>
      <text:p text:style-name="P17"><text:s text:c="4"/>cout &lt;&lt; vector1 &lt;&lt; <text:span text:style-name="T15">" / "</text:span> &lt;&lt; constant_value &lt;&lt; <text:span text:style-name="T15">" = "</text:span> &lt;&lt; result &lt;&lt; endl;</text:p>
      <text:p text:style-name="P17"><text:s text:c="4"/></text:p>
      <text:p text:style-name="P17">}</text:p>
      <text:p text:style-name="P17"/>
      <text:p text:style-name="P17"><text:span text:style-name="T14">void</text:span> TEST_Constant_DivisionOver(Vector vector, <text:span text:style-name="T14">double</text:span> constant_value)</text:p>
      <text:p text:style-name="P17">{</text:p>
      <text:p text:style-name="P22"><text:span text:style-name="T1"><text:s text:c="4"/>cout&lt;&lt; </text:span>"+-----------------------------+"<text:span text:style-name="T1"> &lt;&lt; endl</text:span></text:p>
      <text:p text:style-name="P22"><text:span text:style-name="T1"><text:s text:c="4"/>&lt;&lt; </text:span>"| CONSTANT DIVISION OVER TEST |"<text:span text:style-name="T1"> &lt;&lt; endl</text:span></text:p>
      <text:p text:style-name="P22"><text:span text:style-name="T1"><text:s text:c="4"/>&lt;&lt; </text:span>"+-----------------------------+"<text:span text:style-name="T1"> &lt;&lt; endl;</text:span></text:p>
      <text:p text:style-name="P17"><text:s text:c="4"/></text:p>
      <text:p text:style-name="P22"><text:span text:style-name="T1"><text:s text:c="4"/>cout &lt;&lt; </text:span>"Vector Before Constant Division over: "<text:span text:style-name="T1"> &lt;&lt; vector &lt;&lt; endl;</text:span></text:p>
      <text:p text:style-name="P17"><text:s text:c="4"/></text:p>
      <text:p text:style-name="P20"><text:span text:style-name="T1"><text:s text:c="4"/></text:span>//Division Over operator divides vector1 to constant_value and operator returns this vector.</text:p>
      <text:p text:style-name="P17"><text:s text:c="4"/>vector /= constant_value;</text:p>
      <text:p text:style-name="P22"><text:span text:style-name="T1"><text:s text:c="4"/>cout &lt;&lt; </text:span>"Vector After Constant Division over: "<text:span text:style-name="T1"> &lt;&lt; vector &lt;&lt; endl;</text:span></text:p>
      <text:p text:style-name="P17"><text:s text:c="4"/></text:p>
      <text:p text:style-name="P17">}</text:p>
      <text:p text:style-name="P17"/>
      <text:p text:style-name="P17"><text:span text:style-name="T14">void</text:span> TEST_Magnitude(Vector&amp; vector1)</text:p>
      <text:p text:style-name="P17">{</text:p>
      <text:p text:style-name="P22"><text:span text:style-name="T1"><text:s text:c="4"/>cout&lt;&lt; </text:span>"+----------------+"<text:span text:style-name="T1"> &lt;&lt; endl</text:span></text:p>
      <text:p text:style-name="P22"><text:span text:style-name="T1"><text:s text:c="4"/>&lt;&lt; </text:span>"| MAGNITUDE TEST |"<text:span text:style-name="T1"> &lt;&lt; endl</text:span></text:p>
      <text:p text:style-name="P22"><text:span text:style-name="T1"><text:s text:c="4"/>&lt;&lt; </text:span>"+----------------+"<text:span text:style-name="T1"> &lt;&lt; endl;</text:span></text:p>
      <text:p text:style-name="P20"><text:span text:style-name="T1"><text:s text:c="4"/></text:span>//operator() will calculate the vector1's magnitude, and operator returns the result.</text:p>
      <text:p text:style-name="P17"><text:s text:c="4"/><text:span text:style-name="T14">double</text:span> result = vector1();</text:p>
      <text:p text:style-name="P17"><text:soft-page-break/><text:s text:c="4"/>cout &lt;&lt; <text:span text:style-name="T15">"MAG( "</text:span> &lt;&lt; vector1 &lt;&lt; <text:span text:style-name="T15">" ) = "</text:span> &lt;&lt; result &lt;&lt; endl;</text:p>
      <text:p text:style-name="P17">}</text:p>
      <text:p text:style-name="P17"/>
      <text:p text:style-name="P17"><text:span text:style-name="T14">void</text:span> TEST_InverseDirection(Vector vector)</text:p>
      <text:p text:style-name="P17">{</text:p>
      <text:p text:style-name="P22"><text:span text:style-name="T1"><text:s text:c="4"/>cout&lt;&lt; </text:span>"+-------------------+"<text:span text:style-name="T1"> &lt;&lt; endl</text:span></text:p>
      <text:p text:style-name="P22"><text:span text:style-name="T1"><text:s text:c="4"/>&lt;&lt; </text:span>"| INVERSE DIRECTION |"<text:span text:style-name="T1"> &lt;&lt; endl</text:span></text:p>
      <text:p text:style-name="P22"><text:span text:style-name="T1"><text:s text:c="4"/>&lt;&lt; </text:span>"+-------------------+"<text:span text:style-name="T1"> &lt;&lt; endl;</text:span></text:p>
      <text:p text:style-name="P17"><text:s text:c="4"/></text:p>
      <text:p text:style-name="P20"><text:span text:style-name="T1"><text:s text:c="4"/></text:span>//operator! will multiply the vector with -1.</text:p>
      <text:p text:style-name="P17"><text:s text:c="4"/>cout &lt;&lt; <text:span text:style-name="T15">"Original Vector: "</text:span> &lt;&lt; vector &lt;&lt; endl;</text:p>
      <text:p text:style-name="P17"><text:s text:c="4"/>cout &lt;&lt; <text:span text:style-name="T15">"Inversed Vector: "</text:span> &lt;&lt; !vector &lt;&lt; endl;</text:p>
      <text:p text:style-name="P17">}</text:p>
      <text:p text:style-name="P17"/>
      <text:p text:style-name="P17"><text:span text:style-name="T14">int</text:span> main ()</text:p>
      <text:p text:style-name="P17">{</text:p>
      <text:p text:style-name="P17"><text:s text:c="4"/><text:span text:style-name="T14">double</text:span> firstTestData[] {1.2, 2.4, 3.6};</text:p>
      <text:p text:style-name="P17"><text:s text:c="4"/><text:span text:style-name="T14">double</text:span> secondTestData[] {1.8, 2.6, 3.4};</text:p>
      <text:p text:style-name="P17"><text:s text:c="4"/></text:p>
      <text:p text:style-name="P17"><text:s text:c="4"/>Vector v1(3);</text:p>
      <text:p text:style-name="P17"><text:s text:c="4"/>Vector v2(firstTestData, 3);</text:p>
      <text:p text:style-name="P17"><text:s text:c="4"/>Vector v3(firstTestData, 3);</text:p>
      <text:p text:style-name="P17"><text:s text:c="4"/>Vector v4(secondTestData, 3);</text:p>
      <text:p text:style-name="P17"><text:s text:c="4"/></text:p>
      <text:p text:style-name="P17"><text:s text:c="4"/>TEST_Input(v1);</text:p>
      <text:p text:style-name="P17"><text:s text:c="4"/>TEST_Output(v1);</text:p>
      <text:p text:style-name="P17"><text:s text:c="4"/>TEST_CopyConstructor(v1);</text:p>
      <text:p text:style-name="P17"><text:s text:c="4"/>TEST_Assignment(v1);</text:p>
      <text:p text:style-name="P17"><text:s text:c="4"/>TEST_Equal(v2, v3);</text:p>
      <text:p text:style-name="P17"><text:s text:c="4"/>TEST_Not_Equal(v3, v4);</text:p>
      <text:p text:style-name="P17"><text:s text:c="4"/>TEST_LESS_THAN(v1, v2);</text:p>
      <text:p text:style-name="P17"><text:s text:c="4"/>TEST_LESS_THAN_OR_EQUAL(v2, v3);</text:p>
      <text:p text:style-name="P17"><text:s text:c="4"/>TEST_GREATER_THAN(v1, v2);</text:p>
      <text:p text:style-name="P17"><text:s text:c="4"/>TEST_GREATER_THAN_OR_EQUAL(v2, v3);</text:p>
      <text:p text:style-name="P17"><text:s text:c="4"/>TEST_Subscription(v1, 1, 5.3);</text:p>
      <text:p text:style-name="P17"><text:s text:c="4"/>TEST_Addition(v1, v2);</text:p>
      <text:p text:style-name="P17"><text:s text:c="4"/>TEST_AdditionOver(v1, v2);</text:p>
      <text:p text:style-name="P17"><text:s text:c="4"/>TEST_Substraction(v1, v2);</text:p>
      <text:p text:style-name="P17"><text:s text:c="4"/>TEST_SubstractionOver(v1, v2);</text:p>
      <text:p text:style-name="P17"><text:s text:c="4"/>TEST_DotProduct(v1, v2);</text:p>
      <text:p text:style-name="P17"><text:s text:c="4"/>TEST_Constant_Multiplication(v1, 2);</text:p>
      <text:p text:style-name="P17"><text:s text:c="4"/>TEST_Constant_MultiplicationOver(v1, 2);</text:p>
      <text:p text:style-name="P17"><text:s text:c="4"/>TEST_Division(v1, v2);</text:p>
      <text:p text:style-name="P17"><text:s text:c="4"/>TEST_DivisionOver(v1, v2);</text:p>
      <text:p text:style-name="P17"><text:s text:c="4"/>TEST_Constant_Division(v1, 2);</text:p>
      <text:p text:style-name="P17"><text:s text:c="4"/>TEST_Constant_DivisionOver(v1, 2);</text:p>
      <text:p text:style-name="P17"><text:s text:c="4"/>TEST_Magnitude(v1);</text:p>
      <text:p text:style-name="P17"><text:soft-page-break/><text:s text:c="4"/>TEST_InverseDirection(v1);</text:p>
      <text:p text:style-name="P17"><text:s text:c="4"/></text:p>
      <text:p text:style-name="P17"><text:s text:c="4"/><text:span text:style-name="T14">return</text:span> 0;</text:p>
      <text:p text:style-name="P17">}</text:p>
      <text:p text:style-name="P17"/>
      <text:p text:style-name="P19">/*****************************************</text:p>
      <text:p text:style-name="P19"><text:s/>* CustomRectangle.h <text:s text:c="20"/>*</text:p>
      <text:p text:style-name="P19"><text:s/>*****************************************</text:p>
      <text:p text:style-name="P19"><text:s/>* IDE : Xcode <text:s text:c="26"/>*</text:p>
      <text:p text:style-name="P19"><text:s/>* Author : Şafak AKINCI <text:s text:c="16"/>*</text:p>
      <text:p text:style-name="P19"><text:s/>* Experiment 6: Operator Overloading <text:s text:c="3"/>*</text:p>
      <text:p text:style-name="P19"><text:s/>*****************************************/</text:p>
      <text:p text:style-name="P17"/>
      <text:p text:style-name="P20"><text:span text:style-name="T14">#include </text:span><text:span text:style-name="T15">&lt;iostream&gt;</text:span><text:span text:style-name="T14"> <text:s text:c="16"/></text:span>//To use standart input and output functions like cin and cout.</text:p>
      <text:p text:style-name="P17"/>
      <text:p text:style-name="P20">//Use cin and cout functions under the std namespace.</text:p>
      <text:p text:style-name="P20">//And also create an object from istream and ostream classes which are defined in std namespace.</text:p>
      <text:p text:style-name="P21">using<text:span text:style-name="T1"> </text:span>namespace<text:span text:style-name="T1"> std;</text:span></text:p>
      <text:p text:style-name="P17"/>
      <text:p text:style-name="P17"><text:span text:style-name="T14">class</text:span> CustomRectangle</text:p>
      <text:p text:style-name="P17">{</text:p>
      <text:p text:style-name="P17"><text:s text:c="4"/><text:span text:style-name="T14">int</text:span> m_width; <text:s text:c="15"/><text:span text:style-name="T16">//mine_width</text:span></text:p>
      <text:p text:style-name="P17"><text:s text:c="4"/><text:span text:style-name="T14">int</text:span> m_height; <text:s text:c="14"/><text:span text:style-name="T16">//mine_height</text:span></text:p>
      <text:p text:style-name="P17"><text:s text:c="4"/></text:p>
      <text:p text:style-name="P21">public<text:span text:style-name="T1">:</text:span></text:p>
      <text:p text:style-name="P20"><text:span text:style-name="T1"><text:s text:c="4"/></text:span>//Constructor Function initializes private member values called m_width and m_height.</text:p>
      <text:p text:style-name="P17"><text:s text:c="4"/>CustomRectangle (<text:span text:style-name="T14">int</text:span> width =0, <text:span text:style-name="T14">int</text:span> height =0);</text:p>
      <text:p text:style-name="P17"><text:s text:c="4"/></text:p>
      <text:p text:style-name="P20"><text:span text:style-name="T1"><text:s text:c="4"/></text:span>//Destructor Function.</text:p>
      <text:p text:style-name="P17"><text:s text:c="4"/>~CustomRectangle ();</text:p>
      <text:p text:style-name="P17"><text:s text:c="4"/></text:p>
      <text:p text:style-name="P20"><text:span text:style-name="T1"><text:s text:c="4"/></text:span>//Returns object's width (m_width)</text:p>
      <text:p text:style-name="P17"><text:s text:c="4"/><text:span text:style-name="T14">int</text:span> getWidth ();</text:p>
      <text:p text:style-name="P20"><text:span text:style-name="T1"><text:s text:c="4"/></text:span>//Returns object's height (m_height)</text:p>
      <text:p text:style-name="P17"><text:s text:c="4"/><text:span text:style-name="T14">int</text:span> getHeight ();</text:p>
      <text:p text:style-name="P17"><text:s text:c="4"/></text:p>
      <text:p text:style-name="P20"><text:span text:style-name="T1"><text:s text:c="4"/></text:span>//Adds other's size with object's size and returns a CustomRectangle object.</text:p>
      <text:p text:style-name="P17"><text:s text:c="4"/>CustomRectangle <text:span text:style-name="T14">operator</text:span>+(<text:span text:style-name="T14">const</text:span> CustomRectangle&amp; other);</text:p>
      <text:p text:style-name="P17"><text:s text:c="4"/></text:p>
      <text:p text:style-name="P20"><text:span text:style-name="T1"><text:s text:c="4"/></text:span>//Adds other's size to object's size, and returns this object. (CustomRectangle&amp;)</text:p>
      <text:p text:style-name="P17"><text:s text:c="4"/>CustomRectangle&amp; <text:span text:style-name="T14">operator</text:span>+=(<text:span text:style-name="T14">const</text:span> CustomRectangle&amp; other);</text:p>
      <text:p text:style-name="P17"><text:s text:c="4"/></text:p>
      <text:p text:style-name="P20"><text:span text:style-name="T1"><text:s text:c="4"/></text:span>//Subtracts other's size from object's size and returns a CustomRectangle object.</text:p>
      <text:p text:style-name="P17"><text:s text:c="4"/>CustomRectangle <text:span text:style-name="T14">operator</text:span>-(<text:span text:style-name="T14">const</text:span> CustomRectangle&amp; other);</text:p>
      <text:p text:style-name="P17"><text:s text:c="4"/></text:p>
      <text:p text:style-name="P20"><text:span text:style-name="T1"><text:s text:c="4"/></text:span>//Subtracts other's size from object's size, and returns this object. (CustomRectangle&amp;)</text:p>
      <text:p text:style-name="P17"><text:s text:c="4"/>CustomRectangle&amp; <text:span text:style-name="T14">operator</text:span>-=(<text:span text:style-name="T14">const</text:span> CustomRectangle&amp; other);</text:p>
      <text:p text:style-name="P17"><text:soft-page-break/><text:s text:c="4"/></text:p>
      <text:p text:style-name="P20"><text:span text:style-name="T1"><text:s text:c="4"/></text:span>//Multiplies other's size with constantNumber and returns a CustomRectangle object.</text:p>
      <text:p text:style-name="P17"><text:s text:c="4"/>CustomRectangle <text:span text:style-name="T14">operator</text:span>*(<text:span text:style-name="T14">int</text:span> constantNumber);</text:p>
      <text:p text:style-name="P17"><text:s text:c="4"/></text:p>
      <text:p text:style-name="P20"><text:span text:style-name="T1"><text:s text:c="4"/></text:span>//Multiplies other's size with object's size and returns a CustomRectangle object.</text:p>
      <text:p text:style-name="P17"><text:s text:c="4"/>CustomRectangle <text:span text:style-name="T14">operator</text:span>*(<text:span text:style-name="T14">const</text:span> CustomRectangle&amp; other);</text:p>
      <text:p text:style-name="P17"><text:s text:c="4"/></text:p>
      <text:p text:style-name="P20"><text:span text:style-name="T1"><text:s text:c="4"/></text:span>//Multiplies other's size with object's size, and returns this object. (CustomRectangle&amp;)</text:p>
      <text:p text:style-name="P17"><text:s text:c="4"/>CustomRectangle&amp; <text:span text:style-name="T14">operator</text:span>*=(<text:span text:style-name="T14">const</text:span> CustomRectangle&amp; other);</text:p>
      <text:p text:style-name="P17"><text:s text:c="4"/></text:p>
      <text:p text:style-name="P20"><text:span text:style-name="T1"><text:s text:c="4"/></text:span>//Increment operator will increase the width and height by one. PREFIX FORM.</text:p>
      <text:p text:style-name="P17"><text:s text:c="4"/>CustomRectangle&amp; <text:span text:style-name="T14">operator</text:span>++ ();</text:p>
      <text:p text:style-name="P17"><text:s text:c="4"/></text:p>
      <text:p text:style-name="P20"><text:span text:style-name="T1"><text:s text:c="4"/></text:span>//Decrement operator will decrease the width and height by one.</text:p>
      <text:p text:style-name="P17"><text:s text:c="4"/>CustomRectangle&amp; <text:span text:style-name="T14">operator</text:span>-- ();</text:p>
      <text:p text:style-name="P17"><text:s text:c="4"/></text:p>
      <text:p text:style-name="P20"><text:span text:style-name="T1"><text:s text:c="4"/></text:span>//Prints rectangle's size. This function is class' friend, so function reach all members of this class.</text:p>
      <text:p text:style-name="P17"><text:s text:c="4"/><text:span text:style-name="T14">friend</text:span> ostream&amp; <text:span text:style-name="T14">operator</text:span>&lt;&lt;(ostream&amp; <text:span text:style-name="T14">out</text:span>, <text:span text:style-name="T14">const</text:span> CustomRectangle&amp; rectangle);</text:p>
      <text:p text:style-name="P17"><text:s text:c="4"/></text:p>
      <text:p text:style-name="P20"><text:span text:style-name="T1"><text:s text:c="4"/></text:span>//Takes inputs for rectangle. This function is class' friend, so function reach all members of this class.</text:p>
      <text:p text:style-name="P17"><text:s text:c="4"/><text:span text:style-name="T14">friend</text:span> istream&amp; <text:span text:style-name="T14">operator</text:span>&gt;&gt;(istream&amp; <text:span text:style-name="T14">in</text:span>, CustomRectangle&amp; rectangle);</text:p>
      <text:p text:style-name="P17">};</text:p>
      <text:p text:style-name="P17"/>
      <text:p text:style-name="P17"/>
      <text:p text:style-name="P19">/*****************************************</text:p>
      <text:p text:style-name="P19"><text:s/>* CustomRectangle.cpp <text:s text:c="18"/>*</text:p>
      <text:p text:style-name="P19"><text:s/>*****************************************</text:p>
      <text:p text:style-name="P19"><text:s/>* IDE : Xcode <text:s text:c="26"/>*</text:p>
      <text:p text:style-name="P19"><text:s/>* Author : Şafak AKINCI <text:s text:c="16"/>*</text:p>
      <text:p text:style-name="P19"><text:s/>* Experiment 6: Operator Overloading <text:s text:c="3"/>*</text:p>
      <text:p text:style-name="P19"><text:s/>*****************************************/</text:p>
      <text:p text:style-name="P17"/>
      <text:p text:style-name="P20"><text:span text:style-name="T14">#include </text:span><text:span text:style-name="T15">"CustomRectangle.h"</text:span><text:span text:style-name="T14"> <text:s text:c="11"/></text:span>//To know function prototypes of CustomRectangle class.</text:p>
      <text:p text:style-name="P20"><text:span text:style-name="T14">#include </text:span><text:span text:style-name="T15">&lt;iostream&gt;</text:span><text:span text:style-name="T14"> <text:s text:c="20"/></text:span>//To use standart input and output functions (cin, cout).</text:p>
      <text:p text:style-name="P17"/>
      <text:p text:style-name="P20">//Constructor Function.</text:p>
      <text:p text:style-name="P17">CustomRectangle::CustomRectangle (<text:span text:style-name="T14">int</text:span> width, <text:span text:style-name="T14">int</text:span> height):m_width(width),m_height(height)</text:p>
      <text:p text:style-name="P17">{}</text:p>
      <text:p text:style-name="P17"/>
      <text:p text:style-name="P20">//Destructor Function.</text:p>
      <text:p text:style-name="P17">CustomRectangle::~CustomRectangle()</text:p>
      <text:p text:style-name="P17">{};</text:p>
      <text:p text:style-name="P17"/>
      <text:p text:style-name="P20">//Returns object's m_width.</text:p>
      <text:p text:style-name="P17"><text:span text:style-name="T14">int</text:span> CustomRectangle::getWidth()</text:p>
      <text:p text:style-name="P17">{</text:p>
      <text:p text:style-name="P17"><text:s text:c="4"/><text:span text:style-name="T14">return</text:span> m_width;</text:p>
      <text:p text:style-name="P17"><text:soft-page-break/>}</text:p>
      <text:p text:style-name="P17"/>
      <text:p text:style-name="P20">//Returns object's m_height.</text:p>
      <text:p text:style-name="P17"><text:span text:style-name="T14">int</text:span> CustomRectangle::getHeight()</text:p>
      <text:p text:style-name="P17">{</text:p>
      <text:p text:style-name="P17"><text:s text:c="4"/><text:span text:style-name="T14">return</text:span> m_height;</text:p>
      <text:p text:style-name="P17">}</text:p>
      <text:p text:style-name="P17"/>
      <text:p text:style-name="P20">//Adds other's size with object's size and returns a CustomRectangle object called rect.</text:p>
      <text:p text:style-name="P17">CustomRectangle CustomRectangle::<text:span text:style-name="T14">operator</text:span>+(<text:span text:style-name="T14">const</text:span> CustomRectangle&amp; other)</text:p>
      <text:p text:style-name="P17">{</text:p>
      <text:p text:style-name="P17"><text:s text:c="4"/>CustomRectangle rect;</text:p>
      <text:p text:style-name="P17"><text:s text:c="4"/>rect.m_width = m_width + other.m_width;</text:p>
      <text:p text:style-name="P17"><text:s text:c="4"/>rect.m_height = m_height + other.m_height;</text:p>
      <text:p text:style-name="P17"><text:s text:c="4"/></text:p>
      <text:p text:style-name="P17"><text:s text:c="4"/><text:span text:style-name="T14">return</text:span> rect;</text:p>
      <text:p text:style-name="P17">}</text:p>
      <text:p text:style-name="P17"/>
      <text:p text:style-name="P20">//Adds other's size to object's size, and returns this object. (CustomRectangle&amp;)</text:p>
      <text:p text:style-name="P17">CustomRectangle&amp; CustomRectangle::<text:span text:style-name="T14">operator</text:span>+=(<text:span text:style-name="T14">const</text:span> CustomRectangle&amp; other)</text:p>
      <text:p text:style-name="P17">{</text:p>
      <text:p text:style-name="P17"><text:s text:c="4"/>m_width += other.m_width;</text:p>
      <text:p text:style-name="P17"><text:s text:c="4"/>m_height += other.m_height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Subtracts other's size from object's size and returns a CustomRectangle object called rect.</text:p>
      <text:p text:style-name="P17">CustomRectangle CustomRectangle::<text:span text:style-name="T14">operator</text:span>-(<text:span text:style-name="T14">const</text:span> CustomRectangle &amp;other)</text:p>
      <text:p text:style-name="P17">{</text:p>
      <text:p text:style-name="P17"><text:s text:c="4"/>CustomRectangle rect;</text:p>
      <text:p text:style-name="P17"><text:s text:c="4"/>rect.m_width = m_width - other.m_width;</text:p>
      <text:p text:style-name="P17"><text:s text:c="4"/>rect.m_height = m_height - other.m_height;</text:p>
      <text:p text:style-name="P17"><text:s text:c="4"/></text:p>
      <text:p text:style-name="P17"><text:s text:c="4"/><text:span text:style-name="T14">return</text:span> rect;</text:p>
      <text:p text:style-name="P17">}</text:p>
      <text:p text:style-name="P17"/>
      <text:p text:style-name="P20">//Subtracts other's size from object's size, and returns this object. (CustomRectangle&amp;)</text:p>
      <text:p text:style-name="P17">CustomRectangle&amp; CustomRectangle::<text:span text:style-name="T14">operator</text:span>-=(<text:span text:style-name="T14">const</text:span> CustomRectangle &amp;other)</text:p>
      <text:p text:style-name="P17">{</text:p>
      <text:p text:style-name="P17"><text:s text:c="4"/>m_width -= other.m_width;</text:p>
      <text:p text:style-name="P17"><text:s text:c="4"/>m_height -= other.m_height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Multiplies other's size with object's size and returns a CustomRectangle object.</text:p>
      <text:p text:style-name="P17"><text:soft-page-break/>CustomRectangle CustomRectangle::<text:span text:style-name="T14">operator</text:span>*(<text:span text:style-name="T14">const</text:span> CustomRectangle &amp;other)</text:p>
      <text:p text:style-name="P17">{</text:p>
      <text:p text:style-name="P17"><text:s text:c="4"/>CustomRectangle rect;</text:p>
      <text:p text:style-name="P17"><text:s text:c="4"/>rect.m_width = m_width * other.m_width;</text:p>
      <text:p text:style-name="P17"><text:s text:c="4"/>rect.m_height = m_height * other.m_height;</text:p>
      <text:p text:style-name="P17"><text:s text:c="4"/></text:p>
      <text:p text:style-name="P17"><text:s text:c="4"/><text:span text:style-name="T14">return</text:span> rect;</text:p>
      <text:p text:style-name="P17">}</text:p>
      <text:p text:style-name="P17"/>
      <text:p text:style-name="P20">//Multiplies other's size with constantNumber and returns a CustomRectangle object.</text:p>
      <text:p text:style-name="P17">CustomRectangle CustomRectangle::<text:span text:style-name="T14">operator</text:span>*(<text:span text:style-name="T14">int</text:span> constantNumber)</text:p>
      <text:p text:style-name="P17">{</text:p>
      <text:p text:style-name="P17"><text:s text:c="4"/>CustomRectangle rect;</text:p>
      <text:p text:style-name="P17"><text:s text:c="4"/>rect.m_width = m_width * constantNumber;</text:p>
      <text:p text:style-name="P17"><text:s text:c="4"/>rect.m_height = m_height * constantNumber;</text:p>
      <text:p text:style-name="P17"><text:s text:c="4"/></text:p>
      <text:p text:style-name="P17"><text:s text:c="4"/><text:span text:style-name="T14">return</text:span> rect;</text:p>
      <text:p text:style-name="P17">}</text:p>
      <text:p text:style-name="P17"/>
      <text:p text:style-name="P20">//Multiplies other's size with object's size, and returns this object. (CustomRectangle&amp;)</text:p>
      <text:p text:style-name="P17">CustomRectangle&amp; CustomRectangle::<text:span text:style-name="T14">operator</text:span>*=(<text:span text:style-name="T14">const</text:span> CustomRectangle &amp;other)</text:p>
      <text:p text:style-name="P17">{</text:p>
      <text:p text:style-name="P17"><text:s text:c="4"/>m_width *= other.m_width;</text:p>
      <text:p text:style-name="P17"><text:s text:c="4"/>m_height *= other.m_height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Increment operator will increase the width and height by one. Prefix Form.</text:p>
      <text:p text:style-name="P17">CustomRectangle&amp; CustomRectangle::<text:span text:style-name="T14">operator</text:span>++()</text:p>
      <text:p text:style-name="P17">{</text:p>
      <text:p text:style-name="P17"><text:s text:c="4"/>++m_width;</text:p>
      <text:p text:style-name="P17"><text:s text:c="4"/>++m_height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Decrement operator will decrease the width and height by one.</text:p>
      <text:p text:style-name="P17">CustomRectangle&amp; CustomRectangle::<text:span text:style-name="T14">operator</text:span>--()</text:p>
      <text:p text:style-name="P17">{</text:p>
      <text:p text:style-name="P17"><text:s text:c="4"/>--m_width;</text:p>
      <text:p text:style-name="P17"><text:s text:c="4"/>--m_height;</text:p>
      <text:p text:style-name="P17"><text:s text:c="4"/></text:p>
      <text:p text:style-name="P21"><text:span text:style-name="T1"><text:s text:c="4"/></text:span>return<text:span text:style-name="T1"> (*</text:span>this<text:span text:style-name="T1">);</text:span></text:p>
      <text:p text:style-name="P17">}</text:p>
      <text:p text:style-name="P17"/>
      <text:p text:style-name="P20">//Prints rectangle's size. This function is class' friend, so function reach all members of this class.</text:p>
      <text:p text:style-name="P17"><text:soft-page-break/>ostream&amp; <text:span text:style-name="T14">operator</text:span>&lt;&lt;(ostream&amp; out, <text:span text:style-name="T14">const</text:span> CustomRectangle&amp; rectangle)</text:p>
      <text:p text:style-name="P17">{</text:p>
      <text:p text:style-name="P17"><text:s text:c="4"/>out&lt;&lt;<text:span text:style-name="T15">"["</text:span>&lt;&lt;rectangle.m_width&lt;&lt;<text:span text:style-name="T15">"\t"</text:span>&lt;&lt;rectangle.m_height&lt;&lt;<text:span text:style-name="T15">"]"</text:span>;</text:p>
      <text:p text:style-name="P17"><text:s text:c="4"/></text:p>
      <text:p text:style-name="P20"><text:span text:style-name="T1"><text:s text:c="4"/></text:span>//Returns ostream&amp;</text:p>
      <text:p text:style-name="P17"><text:s text:c="4"/><text:span text:style-name="T14">return</text:span> out; <text:s text:c="16"/><text:span text:style-name="T16">//Enables cascading.</text:span></text:p>
      <text:p text:style-name="P17">}</text:p>
      <text:p text:style-name="P17"/>
      <text:p text:style-name="P20">//Takes inputs for rectangle. This function is class' friend, so function reach all members of this class.</text:p>
      <text:p text:style-name="P17">istream&amp; <text:span text:style-name="T14">operator</text:span>&gt;&gt;(istream&amp; in, CustomRectangle&amp; rectangle)</text:p>
      <text:p text:style-name="P17">{</text:p>
      <text:p text:style-name="P17"><text:s text:c="4"/>in&gt;&gt;rectangle.m_width;</text:p>
      <text:p text:style-name="P17"><text:s text:c="4"/>in&gt;&gt;rectangle.m_height;</text:p>
      <text:p text:style-name="P17"><text:s text:c="4"/></text:p>
      <text:p text:style-name="P20"><text:span text:style-name="T1"><text:s text:c="4"/></text:span>//Returns istream&amp;</text:p>
      <text:p text:style-name="P17"><text:s text:c="4"/><text:span text:style-name="T14">return</text:span> in; <text:s text:c="17"/><text:span text:style-name="T16">//Enables cascading.</text:span></text:p>
      <text:p text:style-name="P17">}</text:p>
      <text:p text:style-name="P17"/>
      <text:p text:style-name="P19">/*****************************************</text:p>
      <text:p text:style-name="P19"><text:s/>* CustomRectangleTestMain.cpp <text:s text:c="10"/>*</text:p>
      <text:p text:style-name="P19"><text:s/>*****************************************</text:p>
      <text:p text:style-name="P19"><text:s/>* IDE : Xcode <text:s text:c="26"/>*</text:p>
      <text:p text:style-name="P19"><text:s/>* Author : Şafak AKINCI <text:s text:c="16"/>*</text:p>
      <text:p text:style-name="P19"><text:s/>* Experiment 6: Operator Overloading <text:s text:c="3"/>*</text:p>
      <text:p text:style-name="P19"><text:s/>*****************************************/</text:p>
      <text:p text:style-name="P17"/>
      <text:p text:style-name="P20"><text:span text:style-name="T14">#include </text:span><text:span text:style-name="T15">&lt;iostream&gt;</text:span><text:span text:style-name="T14"> <text:s text:c="16"/></text:span>//To use standart input and output functions like cin and cout.</text:p>
      <text:p text:style-name="P20"><text:span text:style-name="T14">#include </text:span><text:span text:style-name="T15">"CustomRectangle.h"</text:span><text:span text:style-name="T14"> <text:s text:c="7"/></text:span>//To know function prototypes of CustomRectangle.</text:p>
      <text:p text:style-name="P20"><text:span text:style-name="T14">using</text:span><text:span text:style-name="T1"> </text:span><text:span text:style-name="T14">namespace</text:span><text:span text:style-name="T1"> std; <text:s text:c="15"/></text:span>//Use cin and cout functions under the std namespace.</text:p>
      <text:p text:style-name="P17"/>
      <text:p text:style-name="P17"><text:span text:style-name="T14">void</text:span> TEST_Input (CustomRectangle&amp; rect1)</text:p>
      <text:p text:style-name="P17">{</text:p>
      <text:p text:style-name="P17"><text:s text:c="4"/>cout&lt;&lt; <text:span text:style-name="T15">"+------------+"</text:span> &lt;&lt; endl</text:p>
      <text:p text:style-name="P22"><text:span text:style-name="T1"><text:s text:c="4"/>&lt;&lt; </text:span>"| INPUT TEST |"<text:span text:style-name="T1"> &lt;&lt; endl</text:span></text:p>
      <text:p text:style-name="P17"><text:s text:c="4"/>&lt;&lt; <text:span text:style-name="T15">"+------------+"</text:span> &lt;&lt; endl;</text:p>
      <text:p text:style-name="P17"><text:s text:c="4"/></text:p>
      <text:p text:style-name="P20"><text:span text:style-name="T1"><text:s text:c="4"/></text:span>//Takes inputs and they will be assigned to rect1's m_width and m_height.</text:p>
      <text:p text:style-name="P17"><text:s text:c="4"/>cin&gt;&gt;rect1;</text:p>
      <text:p text:style-name="P17">}</text:p>
      <text:p text:style-name="P17"/>
      <text:p text:style-name="P17"><text:span text:style-name="T14">void</text:span> TEST_Output (CustomRectangle&amp; rect1)</text:p>
      <text:p text:style-name="P17">{</text:p>
      <text:p text:style-name="P17"><text:s text:c="4"/>cout&lt;&lt; <text:span text:style-name="T15">"+-------------+"</text:span> &lt;&lt; endl</text:p>
      <text:p text:style-name="P22"><text:span text:style-name="T1"><text:s text:c="4"/>&lt;&lt; </text:span>"| OUTPUT TEST |"<text:span text:style-name="T1"> &lt;&lt; endl</text:span></text:p>
      <text:p text:style-name="P22"><text:span text:style-name="T1"><text:s text:c="4"/>&lt;&lt; </text:span>"+-------------+"<text:span text:style-name="T1"> &lt;&lt; endl;</text:span></text:p>
      <text:p text:style-name="P17"><text:s text:c="4"/></text:p>
      <text:p text:style-name="P20"><text:span text:style-name="T1"><text:s text:c="4"/></text:span>//Prints rect1's m_width and m_height.</text:p>
      <text:p text:style-name="P17"><text:soft-page-break/><text:s text:c="4"/>cout&lt;&lt;rect1&lt;&lt;endl;</text:p>
      <text:p text:style-name="P17">}</text:p>
      <text:p text:style-name="P17"/>
      <text:p text:style-name="P17"><text:span text:style-name="T14">void</text:span> TEST_Addition(CustomRectangle&amp; rect1, CustomRectangle&amp; rect2)</text:p>
      <text:p text:style-name="P17">{</text:p>
      <text:p text:style-name="P17"><text:s text:c="4"/>cout&lt;&lt; <text:span text:style-name="T15">"+---------------+"</text:span> &lt;&lt; endl</text:p>
      <text:p text:style-name="P22"><text:span text:style-name="T1"><text:s text:c="4"/>&lt;&lt; </text:span>"| ADDITION TEST |"<text:span text:style-name="T1"> &lt;&lt; endl</text:span></text:p>
      <text:p text:style-name="P22"><text:span text:style-name="T1"><text:s text:c="4"/>&lt;&lt; </text:span>"+---------------+"<text:span text:style-name="T1"> &lt;&lt; endl;</text:span></text:p>
      <text:p text:style-name="P17"><text:s text:c="4"/></text:p>
      <text:p text:style-name="P20"><text:span text:style-name="T1"><text:s text:c="4"/></text:span>//Addition operator adds given rectangles, and returns final rectangle.</text:p>
      <text:p text:style-name="P20"><text:span text:style-name="T1"><text:s text:c="4"/></text:span>//Returned rectangle is assigned to result the type of CustomRectangle.</text:p>
      <text:p text:style-name="P17"><text:s text:c="4"/>CustomRectangle result = rect1 + rect2;</text:p>
      <text:p text:style-name="P17"><text:s text:c="4"/>cout &lt;&lt; rect1 &lt;&lt; <text:span text:style-name="T15">" + "</text:span> &lt;&lt; rect2 &lt;&lt; <text:span text:style-name="T15">" = "</text:span> &lt;&lt; result &lt;&lt; endl;</text:p>
      <text:p text:style-name="P17">}</text:p>
      <text:p text:style-name="P17"/>
      <text:p text:style-name="P17"><text:span text:style-name="T14">void</text:span> TEST_AdditionOver(CustomRectangle&amp; rect1, CustomRectangle&amp; rect2)</text:p>
      <text:p text:style-name="P17">{</text:p>
      <text:p text:style-name="P22"><text:span text:style-name="T1"><text:s text:c="4"/>cout&lt;&lt; </text:span>"+--------------------+"<text:span text:style-name="T1"> &lt;&lt; endl</text:span></text:p>
      <text:p text:style-name="P22"><text:span text:style-name="T1"><text:s text:c="4"/>&lt;&lt; </text:span>"| ADDITION OVER TEST |"<text:span text:style-name="T1"> &lt;&lt; endl</text:span></text:p>
      <text:p text:style-name="P22"><text:span text:style-name="T1"><text:s text:c="4"/>&lt;&lt; </text:span>"+--------------------+"<text:span text:style-name="T1"> &lt;&lt; endl;</text:span></text:p>
      <text:p text:style-name="P17"><text:s text:c="4"/></text:p>
      <text:p text:style-name="P20"><text:span text:style-name="T1"><text:s text:c="4"/></text:span>//Addition Over operator adds given rectangle to rectangle.</text:p>
      <text:p text:style-name="P22"><text:span text:style-name="T1"><text:s text:c="4"/>cout &lt;&lt; </text:span>"Rectangle 1 Before Addition Over:\t"<text:span text:style-name="T1"> &lt;&lt; rect1 &lt;&lt; endl;</text:span></text:p>
      <text:p text:style-name="P17"><text:s text:c="4"/>rect1 += rect2;</text:p>
      <text:p text:style-name="P22"><text:span text:style-name="T1"><text:s text:c="4"/>cout &lt;&lt; </text:span>"Rectangle 1 After Addition Over:\t"<text:span text:style-name="T1"> &lt;&lt; rect1 &lt;&lt; endl;</text:span></text:p>
      <text:p text:style-name="P17">}</text:p>
      <text:p text:style-name="P17"/>
      <text:p text:style-name="P17"><text:span text:style-name="T14">void</text:span> TEST_Substraction(CustomRectangle&amp; rect1, CustomRectangle&amp; rect2)</text:p>
      <text:p text:style-name="P17">{</text:p>
      <text:p text:style-name="P22"><text:span text:style-name="T1"><text:s text:c="4"/>cout&lt;&lt; </text:span>"+--------------------+"<text:span text:style-name="T1"> &lt;&lt; endl</text:span></text:p>
      <text:p text:style-name="P22"><text:span text:style-name="T1"><text:s text:c="4"/>&lt;&lt; </text:span>"| <text:s/>SUBTRACTION TEST <text:s/>|"<text:span text:style-name="T1"> &lt;&lt; endl</text:span></text:p>
      <text:p text:style-name="P22"><text:span text:style-name="T1"><text:s text:c="4"/>&lt;&lt; </text:span>"+--------------------+"<text:span text:style-name="T1"> &lt;&lt; endl;</text:span></text:p>
      <text:p text:style-name="P17"><text:s text:c="4"/></text:p>
      <text:p text:style-name="P20"><text:span text:style-name="T1"><text:s text:c="4"/></text:span>//Subtraction operator subtracts given rectangle from rectangle.</text:p>
      <text:p text:style-name="P20"><text:span text:style-name="T1"><text:s text:c="4"/></text:span>//Operator returns a rectangle the type of CustomRectangle, and it is assigned to result vector.</text:p>
      <text:p text:style-name="P17"><text:s text:c="4"/>CustomRectangle result = rect1 - rect2;</text:p>
      <text:p text:style-name="P17"><text:s text:c="4"/>cout &lt;&lt; rect1 &lt;&lt; <text:span text:style-name="T15">" - "</text:span> &lt;&lt; rect2 &lt;&lt; <text:span text:style-name="T15">" = "</text:span> &lt;&lt; result &lt;&lt; endl;</text:p>
      <text:p text:style-name="P17">}</text:p>
      <text:p text:style-name="P17"/>
      <text:p text:style-name="P17"><text:span text:style-name="T14">void</text:span> TEST_SubstractionOver(CustomRectangle&amp; rect1, CustomRectangle&amp; rect2)</text:p>
      <text:p text:style-name="P17">{</text:p>
      <text:p text:style-name="P22"><text:span text:style-name="T1"><text:s text:c="4"/>cout&lt;&lt; </text:span>"+-----------------------+"<text:span text:style-name="T1"> &lt;&lt; endl</text:span></text:p>
      <text:p text:style-name="P22"><text:span text:style-name="T1"><text:s text:c="4"/>&lt;&lt; </text:span>"| SUBTRACTION OVER TEST |"<text:span text:style-name="T1"> &lt;&lt; endl</text:span></text:p>
      <text:p text:style-name="P22"><text:span text:style-name="T1"><text:s text:c="4"/>&lt;&lt; </text:span>"+-----------------------+"<text:span text:style-name="T1"> &lt;&lt; endl;</text:span></text:p>
      <text:p text:style-name="P17"><text:s text:c="4"/></text:p>
      <text:p text:style-name="P20"><text:span text:style-name="T1"><text:s text:c="4"/></text:span>//Subtraction Over operator subtracts given rectangle from rectangle.</text:p>
      <text:p text:style-name="P22"><text:span text:style-name="T1"><text:s text:c="4"/>cout &lt;&lt; </text:span>"Rectangle 1 Before Subtraction over: "<text:span text:style-name="T1"> &lt;&lt; rect1 &lt;&lt; endl;</text:span></text:p>
      <text:p text:style-name="P17"><text:soft-page-break/><text:s text:c="4"/>rect1 -= rect2;</text:p>
      <text:p text:style-name="P22"><text:span text:style-name="T1"><text:s text:c="4"/>cout &lt;&lt; </text:span>"Rectangle 1 After Subtraction over: "<text:span text:style-name="T1"> &lt;&lt; rect1 &lt;&lt; endl;</text:span></text:p>
      <text:p text:style-name="P17">}</text:p>
      <text:p text:style-name="P17"/>
      <text:p text:style-name="P17"><text:span text:style-name="T14">void</text:span> TEST_Constant_Multiplication(CustomRectangle&amp; rect1, <text:span text:style-name="T14">double</text:span> constant_value)</text:p>
      <text:p text:style-name="P17">{</text:p>
      <text:p text:style-name="P22"><text:span text:style-name="T1"><text:s text:c="4"/>cout&lt;&lt; </text:span>"+-------------------------+"<text:span text:style-name="T1"> &lt;&lt; endl</text:span></text:p>
      <text:p text:style-name="P22"><text:span text:style-name="T1"><text:s text:c="4"/>&lt;&lt; </text:span>"| CONSTANT MULTIPLICATION |"<text:span text:style-name="T1"> &lt;&lt; endl</text:span></text:p>
      <text:p text:style-name="P22"><text:span text:style-name="T1"><text:s text:c="4"/>&lt;&lt; </text:span>"+-------------------------+"<text:span text:style-name="T1"> &lt;&lt; endl;</text:span></text:p>
      <text:p text:style-name="P17"><text:s text:c="4"/></text:p>
      <text:p text:style-name="P22"><text:span text:style-name="T1"><text:s text:c="4"/>cout &lt;&lt; </text:span>"Rectangle Before Constant Multiplication:\t "<text:span text:style-name="T1"> &lt;&lt; rect1 &lt;&lt; endl;</text:span></text:p>
      <text:p text:style-name="P17"><text:s text:c="4"/></text:p>
      <text:p text:style-name="P20"><text:span text:style-name="T1"><text:s text:c="4"/></text:span>//Operator returns a rectangle the type of CustomRectangle, and it is assigned to result Rectangle.</text:p>
      <text:p text:style-name="P17"><text:s text:c="4"/>CustomRectangle result = rect1 * constant_value;</text:p>
      <text:p text:style-name="P17"><text:s text:c="4"/>cout &lt;&lt; rect1 &lt;&lt; <text:span text:style-name="T15">" * "</text:span> &lt;&lt; constant_value &lt;&lt; <text:span text:style-name="T15">" = "</text:span> &lt;&lt; result &lt;&lt; endl;</text:p>
      <text:p text:style-name="P17">}</text:p>
      <text:p text:style-name="P17"/>
      <text:p text:style-name="P17"><text:span text:style-name="T14">void</text:span> TEST_Rectangle_Multiplication(CustomRectangle&amp; rect1, CustomRectangle&amp; rect2)</text:p>
      <text:p text:style-name="P17">{</text:p>
      <text:p text:style-name="P22"><text:span text:style-name="T1"><text:s text:c="4"/>cout&lt;&lt; </text:span>"+---------------------------+"<text:span text:style-name="T1"> &lt;&lt; endl</text:span></text:p>
      <text:p text:style-name="P22"><text:span text:style-name="T1"><text:s text:c="4"/>&lt;&lt; </text:span>"| RECTANGLE MULTIPLICATION <text:s/>|"<text:span text:style-name="T1"> &lt;&lt; endl</text:span></text:p>
      <text:p text:style-name="P22"><text:span text:style-name="T1"><text:s text:c="4"/>&lt;&lt; </text:span>"+---------------------------+"<text:span text:style-name="T1"> &lt;&lt; endl;</text:span></text:p>
      <text:p text:style-name="P17"><text:s text:c="4"/></text:p>
      <text:p text:style-name="P22"><text:span text:style-name="T1"><text:s text:c="4"/>cout &lt;&lt; </text:span>"Rectangle Before Multiplication\t"<text:span text:style-name="T1"> &lt;&lt; rect1 &lt;&lt; endl;</text:span></text:p>
      <text:p text:style-name="P17"><text:s text:c="4"/></text:p>
      <text:p text:style-name="P20"><text:span text:style-name="T1"><text:s text:c="4"/></text:span>//Operator returns a rectangle the type of CustomRectangle, and it is assigned to result Rectangle.</text:p>
      <text:p text:style-name="P17"><text:s text:c="4"/>CustomRectangle result = rect1 * rect2;</text:p>
      <text:p text:style-name="P17"><text:s text:c="4"/>cout &lt;&lt; rect1 &lt;&lt; <text:span text:style-name="T15">" * "</text:span> &lt;&lt; rect2 &lt;&lt; <text:span text:style-name="T15">" = "</text:span> &lt;&lt; result &lt;&lt; endl;</text:p>
      <text:p text:style-name="P17">}</text:p>
      <text:p text:style-name="P17"/>
      <text:p text:style-name="P17"><text:span text:style-name="T14">void</text:span> TEST_MultiplicationOver(CustomRectangle&amp; rect1, CustomRectangle&amp; rect2)</text:p>
      <text:p text:style-name="P17">{</text:p>
      <text:p text:style-name="P22"><text:span text:style-name="T1"><text:s text:c="4"/>cout&lt;&lt; </text:span>"+-------------------------------+"<text:span text:style-name="T1"> &lt;&lt; endl</text:span></text:p>
      <text:p text:style-name="P22"><text:span text:style-name="T1"><text:s text:c="4"/>&lt;&lt; </text:span>"| RECTANGLE MULTIPLICATION OVER |"<text:span text:style-name="T1"> &lt;&lt; endl</text:span></text:p>
      <text:p text:style-name="P22"><text:span text:style-name="T1"><text:s text:c="4"/>&lt;&lt; </text:span>"+-------------------------------+"<text:span text:style-name="T1"> &lt;&lt; endl;</text:span></text:p>
      <text:p text:style-name="P17"><text:s text:c="4"/></text:p>
      <text:p text:style-name="P22"><text:span text:style-name="T1"><text:s text:c="4"/>cout &lt;&lt; </text:span>"Rectangle Before Rectangle Multiplication Over: "<text:span text:style-name="T1"> &lt;&lt; rect1 &lt;&lt; endl;</text:span></text:p>
      <text:p text:style-name="P17"><text:s text:c="4"/></text:p>
      <text:p text:style-name="P17"><text:s text:c="4"/>cout &lt;&lt; rect1 &lt;&lt; <text:span text:style-name="T15">" *= "</text:span> &lt;&lt; rect2 &lt;&lt; <text:span text:style-name="T15">" = "</text:span>;</text:p>
      <text:p text:style-name="P20"><text:span text:style-name="T1"><text:s text:c="4"/></text:span>//Operator returns the object which called this operator. (CustomRectangle&amp;)</text:p>
      <text:p text:style-name="P17"><text:s text:c="4"/>rect1 *= rect2;</text:p>
      <text:p text:style-name="P17"><text:s text:c="4"/>cout &lt;&lt; rect1 &lt;&lt; endl;</text:p>
      <text:p text:style-name="P17">}</text:p>
      <text:p text:style-name="P17"/>
      <text:p text:style-name="P17"/>
      <text:p text:style-name="P17"><text:span text:style-name="T14">void</text:span> TEST_Increment(CustomRectangle&amp; rect1)</text:p>
      <text:p text:style-name="P17">{</text:p>
      <text:p text:style-name="P17"><text:soft-page-break/><text:s text:c="4"/>cout&lt;&lt;<text:span text:style-name="T15">"+-----------+"</text:span>&lt;&lt;endl</text:p>
      <text:p text:style-name="P22"><text:span text:style-name="T1"><text:s text:c="4"/>&lt;&lt;</text:span>"| Increment |"<text:span text:style-name="T1">&lt;&lt;endl</text:span></text:p>
      <text:p text:style-name="P22"><text:span text:style-name="T1"><text:s text:c="4"/>&lt;&lt;</text:span>"+-----------+"<text:span text:style-name="T1">&lt;&lt;endl;</text:span></text:p>
      <text:p text:style-name="P17"><text:s text:c="4"/></text:p>
      <text:p text:style-name="P22"><text:span text:style-name="T1"><text:s text:c="4"/>cout&lt;&lt;</text:span>"Rectangle before increment\t"<text:span text:style-name="T1">&lt;&lt;rect1&lt;&lt;endl;</text:span></text:p>
      <text:p text:style-name="P17"><text:s text:c="4"/></text:p>
      <text:p text:style-name="P20"><text:span text:style-name="T1"><text:s text:c="4"/></text:span>//Rectangle's m_width and m_height will increase by one. (PREFIX FORM)</text:p>
      <text:p text:style-name="P17"><text:s text:c="4"/>++rect1;</text:p>
      <text:p text:style-name="P22"><text:span text:style-name="T1"><text:s text:c="4"/>cout&lt;&lt;</text:span>"Rectangle after increment!\t"<text:span text:style-name="T1">&lt;&lt;rect1&lt;&lt;endl;</text:span></text:p>
      <text:p text:style-name="P17">}</text:p>
      <text:p text:style-name="P17"/>
      <text:p text:style-name="P17"/>
      <text:p text:style-name="P17"><text:span text:style-name="T14">void</text:span> TEST_Decrement(CustomRectangle&amp; rect1)</text:p>
      <text:p text:style-name="P17">{</text:p>
      <text:p text:style-name="P17"><text:s text:c="4"/>cout&lt;&lt;<text:span text:style-name="T15">"+-----------+"</text:span>&lt;&lt;endl</text:p>
      <text:p text:style-name="P22"><text:span text:style-name="T1"><text:s text:c="4"/>&lt;&lt;</text:span>"| Decrement |"<text:span text:style-name="T1">&lt;&lt;endl</text:span></text:p>
      <text:p text:style-name="P22"><text:span text:style-name="T1"><text:s text:c="4"/>&lt;&lt;</text:span>"+-----------+"<text:span text:style-name="T1">&lt;&lt;endl;</text:span></text:p>
      <text:p text:style-name="P17"><text:s text:c="4"/></text:p>
      <text:p text:style-name="P22"><text:span text:style-name="T1"><text:s text:c="4"/>cout&lt;&lt;</text:span>"Rectangle before decrement\t"<text:span text:style-name="T1">&lt;&lt;rect1&lt;&lt;endl;</text:span></text:p>
      <text:p text:style-name="P20"><text:span text:style-name="T1"><text:s text:c="4"/></text:span>//Rectangle's m_width and m_height will decrease by one. (PREFIX FORM)</text:p>
      <text:p text:style-name="P17"><text:s text:c="4"/>--rect1;</text:p>
      <text:p text:style-name="P22"><text:span text:style-name="T1"><text:s text:c="4"/>cout&lt;&lt;</text:span>"Rectangle after decrement!\t"<text:span text:style-name="T1">&lt;&lt;rect1&lt;&lt;endl;</text:span></text:p>
      <text:p text:style-name="P17">}</text:p>
      <text:p text:style-name="P17"/>
      <text:p text:style-name="P17"/>
      <text:p text:style-name="P17"><text:span text:style-name="T14">int</text:span> main ()</text:p>
      <text:p text:style-name="P17">{</text:p>
      <text:p text:style-name="P17"><text:s text:c="4"/>CustomRectangle rect1, rect2(3,4);</text:p>
      <text:p text:style-name="P17"><text:s text:c="4"/></text:p>
      <text:p text:style-name="P17"><text:s text:c="4"/>TEST_Input(rect1);</text:p>
      <text:p text:style-name="P17"><text:s text:c="4"/>TEST_Output(rect1);</text:p>
      <text:p text:style-name="P17"><text:s text:c="4"/>TEST_Addition(rect1, rect2);</text:p>
      <text:p text:style-name="P17"><text:s text:c="4"/>TEST_AdditionOver(rect1, rect2);</text:p>
      <text:p text:style-name="P17"><text:s text:c="4"/>TEST_Substraction(rect1, rect2);</text:p>
      <text:p text:style-name="P17"><text:s text:c="4"/>TEST_SubstractionOver(rect1, rect2);</text:p>
      <text:p text:style-name="P17"><text:s text:c="4"/>TEST_Constant_Multiplication(rect1, 3.2);</text:p>
      <text:p text:style-name="P17"><text:s text:c="4"/>TEST_Rectangle_Multiplication(rect1, rect2);</text:p>
      <text:p text:style-name="P17"><text:s text:c="4"/>TEST_MultiplicationOver(rect1, rect2);</text:p>
      <text:p text:style-name="P17"><text:s text:c="4"/>TEST_Increment(rect1);</text:p>
      <text:p text:style-name="P17"><text:s text:c="4"/>TEST_Decrement(rect1);</text:p>
      <text:p text:style-name="P17"><text:s text:c="4"/></text:p>
      <text:p text:style-name="P17"><text:s text:c="4"/><text:span text:style-name="T14">return</text:span> 0;</text:p>
      <text:p text:style-name="P18">}</text:p>
      <text:p text:style-name="P16"/>
      <text:p text:style-name="P16"/>
      <text:p text:style-name="P16"/>
      <text:p text:style-name="P16"/>
      <text:p text:style-name="P16"/>
      <text:p text:style-name="P16"/>
      <text:p text:style-name="P2"><text:soft-page-break/>Conclusion</text:p>
      <text:p text:style-name="P3">→<text:tab/><text:span text:style-name="T19">Class’ members like width and height should declare like m_width and m_height, in this case, m stands for mine. Declaration like this allow us to find this variable when we debugging.</text:span></text:p>
      <text:p text:style-name="P3">→<text:tab/><text:span text:style-name="T19">Overloading operator – – and operator ++ are prefix form (--a <text:s/>or ++a), to declare them as postfix form, operators should take a parameter which can be integer or something. Taking a parameter will make a difference between operators.</text:span></text:p>
      <text:p text:style-name="P3">→<text:span text:style-name="T20"><text:tab/>Overloading operator functions can be implemented as reverse of other operator.</text:span></text:p>
      <text:p text:style-name="P3"><text:tab/><text:span text:style-name="T21">For example, operator &gt;= is reverse of operator &lt;. So in operator &gt;= function, we can use the NOT of operator&lt; function.</text:span></text:p>
      <text:p text:style-name="P3"><text:tab/><text:span text:style-name="T21">Definition of the operator like this not only enable to write less code but also make less mistake to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MT" svg:font-family="CourierNewPSMT"/>
    <style:font-face style:name="Menlo" svg:font-family="Menlo"/>
    <style:font-face style:name="Times" svg:font-family="Times"/>
    <style:font-face style:name="TimesNewRomanPSMT" svg:font-family="TimesNewRomanPSMT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0cm" fo:page-height="30cm" style:num-format="1" style:print-orientation="landscape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6-12-22T23:10:45.854625000</dc:date>
    <meta:editing-duration>PT2H49M59S</meta:editing-duration>
    <meta:editing-cycles>68</meta:editing-cycles>
    <meta:document-statistic meta:table-count="0" meta:image-count="0" meta:object-count="0" meta:page-count="26" meta:paragraph-count="1069" meta:word-count="4656" meta:character-count="37621" meta:non-whitespace-character-count="30105"/>
  </office:meta>
</office:document-meta>
</file>